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6cm"/>
    </style:style>
    <style:style style:name="gr36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draw:stroke="none" draw:fill="none" fo:min-height="0.514cm"/>
    </style:style>
    <style:style style:name="gr39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4.656cm"/>
    </style:style>
    <style:style style:name="gr42" style:family="graphic" style:parent-style-name="standard">
      <style:graphic-properties draw:stroke="dash" draw:stroke-dash="Fine_20_Dashed_20__28_var_29_"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Tekton Pro'" style:font-pitch="variable" fo:font-size="14pt" style:font-size-asian="14pt" style:font-size-complex="14pt"/>
    </style:style>
    <style:style style:name="P10" style:family="paragraph">
      <style:text-properties fo:font-family="'Tekton Pro'" style:font-pitch="variable" fo:font-size="14pt" style:font-size-asian="14pt" style:font-size-complex="14pt"/>
    </style:style>
    <style:style style:name="P11" style:family="paragraph">
      <style:text-properties fo:font-family="'Tekton Pro'" style:font-pitch="variable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18" style:family="paragraph">
      <style:paragraph-properties fo:text-align="justify"/>
    </style:style>
    <style:style style:name="P19" style:family="paragraph">
      <style:paragraph-properties fo:text-align="start"/>
    </style:style>
    <style:style style:name="P20" style:family="paragraph">
      <style:paragraph-properties fo:line-height="100%" fo:text-align="center"/>
      <style:text-properties style:use-window-font-color="true" fo:font-family="'Tekton Pro'" style:font-pitch="variable" fo:font-size="18pt"/>
    </style:style>
    <style:style style:name="P21" style:family="paragraph">
      <style:text-properties fo:font-family="'Tekton Pro'" style:font-pitch="variable" fo:font-size="12pt" style:font-size-asian="12pt" style:font-size-complex="12pt"/>
    </style:style>
    <style:style style:name="P22" style:family="paragraph">
      <style:paragraph-properties fo:text-align="end"/>
      <style:text-properties fo:font-family="'Tekton Pro'" style:font-pitch="variable" fo:font-size="12pt" style:font-size-asian="12pt" style:font-size-complex="12pt"/>
    </style:style>
    <style:style style:name="P23" style:family="paragraph">
      <style:paragraph-properties fo:text-align="end"/>
      <style:text-properties fo:font-size="18pt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font-family="'Tekton Pro'" style:font-pitch="variable"/>
    </style:style>
    <style:style style:name="T6" style:family="text">
      <style:text-properties fo:color="#000000" fo:font-family="'Tekton Pro'" style:font-pitch="variable" fo:font-size="12pt" style:font-size-asian="12pt" style:font-size-complex="12pt"/>
    </style:style>
    <style:style style:name="T7" style:family="text">
      <style:text-properties fo:color="#000000" fo:font-family="'Tekton Pro'" style:font-pitch="variable" fo:font-size="14pt" style:font-size-asian="14pt" style:font-size-complex="14pt"/>
    </style:style>
    <style:style style:name="T8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fo:font-family="'Tekton Pro'" style:font-pitch="variable" fo:font-size="12pt" style:font-size-asian="12pt" style:font-size-complex="12pt"/>
    </style:style>
    <style:style style:name="T10" style:family="text">
      <style:text-properties fo:font-family="'Tekton Pro'" style:font-pitch="variable" fo:font-size="12pt" style:font-size-asian="12pt" style:font-size-complex="12pt"/>
    </style:style>
    <style:style style:name="T11" style:family="text">
      <style:text-properties style:use-window-font-color="true" fo:font-family="'Tekton Pro'" style:font-pitch="variable" fo:font-size="12pt" style:font-size-asian="12pt" style:font-size-complex="12pt"/>
    </style:style>
    <style:style style:name="T12" style:family="text">
      <style:text-properties style:use-window-font-color="true" fo:font-family="'Tekton Pro'" style:font-pitch="variable" fo:font-size="14pt" style:font-size-asian="14pt" style:font-size-complex="14pt"/>
    </style:style>
    <style:style style:name="T13" style:family="text">
      <style:text-properties fo:color="#000000" fo:font-family="'Tekton Pro'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svg:x1="23.4cm" svg:y1="15.41cm" svg:x2="18.2cm" svg:y2="12.65cm" draw:start-shape="id8" draw:start-glue-point="0" draw:end-shape="id9" draw:end-glue-point="10" svg:d="m23400 15410v-516l-4698-2244h-502" svg:viewBox="0 0 5201 2761">
          <text:p/>
        </draw:connector>
        <draw:connector draw:style-name="gr8" draw:text-style-name="P1" draw:layer="layout" draw:type="lines" draw:line-skew="0cm -0.299cm" svg:x1="6.8cm" svg:y1="3.875cm" svg:x2="8.9cm" svg:y2="7.45cm" draw:start-shape="id10" draw:end-shape="id11" draw:end-glue-point="6" svg:d="m6800 3875h516l784 3575h800" svg:viewBox="0 0 2101 3576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2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4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2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9" draw:layer="layout" svg:width="2.445cm" svg:height="0.852cm" svg:x="16.7cm" svg:y="3.197cm">
          <draw:text-box>
            <text:p text:style-name="P8"><text:span text:style-name="T3">command</text:span></text:p>
          </draw:text-box>
        </draw:frame>
        <draw:frame draw:style-name="gr19" draw:text-style-name="P10" draw:layer="layout" svg:width="1.505cm" svg:height="0.852cm" svg:x="19.8cm" svg:y="3.197cm">
          <draw:text-box>
            <text:p><text:span text:style-name="T3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1" draw:layer="layout" svg:width="4.109cm" svg:height="1.022cm" svg:x="16.859cm" svg:y="9.7cm">
              <draw:text-box>
                <text:p><text:span text:style-name="T5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3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9" draw:layer="layout" svg:width="2.983cm" svg:height="0.852cm" svg:x="23.6cm" svg:y="19.694cm">
            <draw:text-box>
              <text:p text:style-name="P8"><text:span text:style-name="T3">Event Store</text:span></text:p>
            </draw:text-box>
          </draw:frame>
        </draw:g>
        <draw:custom-shape draw:style-name="gr16" draw:text-style-name="P4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2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3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9" xml:id="id26" draw:id="id26" draw:layer="layout" svg:width="1.891cm" svg:height="0.852cm" svg:x="14.426cm" svg:y="18.194cm">
          <draw:text-box>
            <text:p text:style-name="P8"><text:span text:style-name="T3">events</text:span></text:p>
          </draw:text-box>
        </draw:frame>
        <draw:frame draw:style-name="gr18" draw:text-style-name="P9" draw:layer="layout" svg:width="1.891cm" svg:height="0.852cm" svg:x="11.72cm" svg:y="14.9cm">
          <draw:text-box>
            <text:p text:style-name="P8"><text:span text:style-name="T3">events</text:span></text:p>
          </draw:text-box>
        </draw:frame>
        <draw:connector draw:style-name="gr15" draw:text-style-name="P1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1" draw:text-style-name="P9" xml:id="id24" draw:id="id24" draw:layer="layout" svg:width="1.891cm" svg:height="0.852cm" svg:x="20.92cm" svg:y="18.1cm">
          <draw:text-box>
            <text:p text:style-name="P8"><text:span text:style-name="T3">events</text:span></text:p>
          </draw:text-box>
        </draw:frame>
        <draw:connector draw:style-name="gr29" draw:text-style-name="P1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9" draw:layer="layout" svg:width="1.891cm" svg:height="0.852cm" svg:x="4.233cm" svg:y="14.994cm">
          <draw:text-box>
            <text:p text:style-name="P8"><text:span text:style-name="T3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2.483cm" svg:height="0.852cm" svg:x="0.873cm" svg:y="9.359cm">
          <draw:text-box>
            <text:p text:style-name="P1"><text:span text:style-name="T3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9" draw:layer="layout" svg:width="1.107cm" svg:height="0.852cm" svg:x="3.463cm" svg:y="7cm">
          <draw:text-box>
            <text:p text:style-name="P8"><text:span text:style-name="T3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3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9" draw:layer="layout" svg:width="1.107cm" svg:height="0.852cm" svg:x="3.463cm" svg:y="11.294cm">
          <draw:text-box>
            <text:p text:style-name="P8"><text:span text:style-name="T3">sql</text:span></text:p>
          </draw:text-box>
        </draw:frame>
        <draw:frame draw:style-name="gr18" draw:text-style-name="P9" draw:layer="layout" svg:width="1.637cm" svg:height="0.852cm" svg:x="3.2cm" svg:y="3.197cm">
          <draw:text-box>
            <text:p text:style-name="P8"><text:span text:style-name="T3">query</text:span></text:p>
          </draw:text-box>
        </draw:frame>
        <draw:frame draw:style-name="gr18" draw:text-style-name="P9" draw:layer="layout" svg:width="1.607cm" svg:height="0.852cm" svg:x="5.858cm" svg:y="3.197cm">
          <draw:text-box>
            <text:p text:style-name="P8"><text:span text:style-name="T3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9" draw:layer="layout" svg:width="1.556cm" svg:height="0.852cm" svg:x="6cm" svg:y="11.2cm">
          <draw:text-box>
            <text:p text:style-name="P8"><text:span text:style-name="T3">email</text:span></text:p>
          </draw:text-box>
        </draw:frame>
        <draw:frame draw:style-name="gr21" draw:text-style-name="P9" draw:layer="layout" svg:width="2.686cm" svg:height="0.852cm" svg:x="7.5cm" svg:y="9.294cm">
          <draw:text-box>
            <text:p text:style-name="P1"><text:span text:style-name="T3">Messaging</text:span></text:p>
          </draw:text-box>
        </draw:frame>
      </draw:page>
      <draw:page draw:name="page3" draw:style-name="dp1" draw:master-page-name="Default">
        <draw:custom-shape draw:style-name="gr32" draw:text-style-name="P13" xml:id="id34" draw:id="id34" draw:layer="layout" svg:width="4.4cm" svg:height="1.3cm" svg:x="8.131cm" svg:y="2.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82cm" svg:y1="6.8cm" svg:x2="9.732cm" svg:y2="4cm" draw:start-shape="id33" draw:start-glue-point="0" draw:end-shape="id34" draw:end-glue-point="6" svg:d="m7982 6800 1750-2800" svg:viewBox="0 0 1751 2801">
          <text:p/>
        </draw:connector>
        <draw:connector draw:style-name="gr33" draw:text-style-name="P1" draw:layer="layout" draw:type="line" svg:x1="5.5cm" svg:y1="3.35cm" svg:x2="8.131cm" svg:y2="3.35cm" draw:end-shape="id34" draw:end-glue-point="3" svg:d="m5500 3350h2631" svg:viewBox="0 0 2632 1">
          <text:p/>
        </draw:connector>
        <draw:connector draw:style-name="gr34" draw:text-style-name="P1" draw:layer="layout" draw:type="line" svg:x1="3.342cm" svg:y1="6.813cm" svg:x2="8.632cm" svg:y2="4cm" draw:start-shape="id35" draw:start-glue-point="0" draw:end-shape="id34" draw:end-glue-point="4" svg:d="m3342 6813 5290-2813" svg:viewBox="0 0 5291 2814">
          <text:p/>
        </draw:connector>
        <draw:connector draw:style-name="gr33" draw:text-style-name="P1" draw:layer="layout" draw:type="line" svg:x1="12.591cm" svg:y1="6.813cm" svg:x2="10.331cm" svg:y2="4cm" draw:start-shape="id36" draw:start-glue-point="0" draw:end-shape="id34" draw:end-glue-point="2" svg:d="m12591 6813-2260-2813" svg:viewBox="0 0 2261 2814">
          <text:p/>
        </draw:connector>
        <draw:custom-shape draw:style-name="gr32" draw:text-style-name="P13" draw:layer="layout" svg:width="4.4cm" svg:height="1.3cm" svg:x="1.1cm" svg:y="1.9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1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3" draw:id="id33" draw:layer="layout" svg:width="4.4cm" svg:height="1.3cm" svg:x="5.782cm" svg:y="6.8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5" draw:id="id35" draw:layer="layout" svg:width="4.4cm" svg:height="1.3cm" svg:x="1.142cm" svg:y="6.813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6" draw:id="id36" draw:layer="layout" svg:width="4.4cm" svg:height="1.3cm" svg:x="10.391cm" svg:y="6.813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7" draw:id="id37" draw:layer="layout" svg:width="4.7cm" svg:height="1.3cm" svg:x="15.008cm" svg:y="6.825cm"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7.2cm" svg:y1="6.825cm" svg:x2="10.83cm" svg:y2="4cm" draw:end-shape="id34" draw:end-glue-point="7" svg:d="m17200 6825-6370-2825" svg:viewBox="0 0 6371 2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tudy-aggregate</text:span></text:p>
          </draw:text-box>
        </draw:frame>
        <draw:custom-shape draw:style-name="gr32" draw:text-style-name="P13" draw:layer="layout" svg:width="4.4cm" svg:height="1.3cm" svg:x="19.9cm" svg:y="6.8cm">
          <text:p text:style-name="P12"><text:span text:style-name="T6">&lt;&lt;value object&gt;&gt;</text:span></text:p>
          <text:p text:style-name="P12"><text:span text:style-name="T7">Study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1.5cm" svg:x="19.9cm" svg:y="8.075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2.1cm" svg:y1="6.8cm" svg:x2="12.03cm" svg:y2="4cm" draw:end-shape="id34" draw:end-glue-point="5" svg:d="m22100 6800-10070-2800" svg:viewBox="0 0 10071 2801">
          <text:p/>
        </draw:connector>
        <draw:custom-shape draw:style-name="gr32" draw:text-style-name="P17" draw:layer="layout" svg:width="4.6cm" svg:height="2.6cm" svg:x="15.054cm" svg:y="11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9">maxValueCount</text:span></text:p>
          <text:p text:style-name="P16"><text:span text:style-name="T9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8" draw:id="id38" draw:layer="layout" svg:width="4.6cm" svg:height="1.3cm" svg:x="15.054cm" svg:y="9.9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358cm" svg:y1="8.125cm" svg:x2="17.354cm" svg:y2="9.9cm" draw:start-shape="id37" draw:start-glue-point="2" draw:end-shape="id38" draw:end-glue-point="0" svg:d="m17358 8125-4 1775" svg:viewBox="0 0 5 1776">
          <text:p/>
        </draw:connector>
      </draw:page>
      <draw:page draw:name="page4" draw:style-name="dp1" draw:master-page-name="Default">
        <draw:custom-shape draw:style-name="gr32" draw:text-style-name="P13" draw:layer="layout" svg:width="5.55cm" svg:height="1.3cm" svg:x="6.25cm" svg:y="1.9cm">
          <draw:glue-point draw:id="4" svg:x="-2.142cm" svg:y="5cm"/>
          <draw:glue-point draw:id="5" svg:x="2.959cm" svg:y="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frame draw:style-name="gr35" draw:text-style-name="P10" draw:layer="layout" svg:width="9.8cm" svg:height="0.852cm" svg:x="1cm" svg:y="1cm">
          <draw:text-box>
            <text:p><text:span text:style-name="T3">figure name: specimen-group</text:span></text:p>
          </draw:text-box>
        </draw:frame>
        <draw:custom-shape draw:style-name="gr32" draw:text-style-name="P17" draw:layer="layout" svg:width="5.55cm" svg:height="3.812cm" svg:x="6.25cm" svg:y="3.188cm">
          <draw:glue-point draw:id="4" svg:x="2.954cm" svg:y="5cm"/>
          <draw:glue-point draw:id="5" svg:x="-2.5cm" svg:y="5.046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unit</text:span></text:p>
          <text:p text:style-name="P16"><text:span text:style-name="T6">anatomicalSourceType</text:span></text:p>
          <text:p text:style-name="P16"><text:span text:style-name="T6">preservationType</text:span></text:p>
          <text:p text:style-name="P16"><text:span text:style-name="T6">preservationTemperatureType</text:span></text:p>
          <text:p text:style-name="P16"><text:span text:style-name="T6">specimenTypeTyp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2" draw:text-style-name="P13" draw:layer="layout" svg:width="4.4cm" svg:height="1.3cm" svg:x="7.1cm" svg:y="1.9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7.1cm" svg:y1="3.95cm" svg:x2="5.05cm" svg:y2="6.2cm" draw:start-shape="id39" draw:start-glue-point="3" draw:end-shape="id40" draw:end-glue-point="0" svg:d="m7100 3950-2050 2250" svg:viewBox="0 0 2051 2251">
          <text:p/>
        </draw:connector>
        <draw:connector draw:style-name="gr37" draw:text-style-name="P1" draw:layer="layout" draw:type="line" svg:x1="11.5cm" svg:y1="3.95cm" svg:x2="13.55cm" svg:y2="6.2cm" draw:start-shape="id39" draw:start-glue-point="1" draw:end-shape="id41" draw:end-glue-point="0" svg:d="m11500 3950 2050 2250" svg:viewBox="0 0 2051 2251">
          <text:p/>
        </draw:connector>
        <draw:custom-shape draw:style-name="gr32" draw:text-style-name="P13" xml:id="id42" draw:id="id42" draw:layer="layout" svg:width="4.9cm" svg:height="1.3cm" svg:x="2.6cm" svg:y="12.25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3" draw:id="id43" draw:layer="layout" svg:width="4.9cm" svg:height="1.3cm" svg:x="2.6cm" svg:y="9.85cm"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5.05cm" svg:y1="12.25cm" svg:x2="5.05cm" svg:y2="11.15cm" draw:start-shape="id42" draw:start-glue-point="0" draw:end-shape="id43" draw:end-glue-point="2" svg:d="m5050 12250v-1100" svg:viewBox="0 0 1 1101">
          <text:p/>
        </draw:connector>
        <draw:connector draw:style-name="gr37" draw:text-style-name="P1" draw:layer="layout" draw:type="line" svg:x1="5.05cm" svg:y1="8.8cm" svg:x2="5.05cm" svg:y2="9.85cm" draw:start-shape="id44" draw:start-glue-point="2" draw:end-shape="id43" draw:end-glue-point="0" svg:d="m5050 8800v1050" svg:viewBox="0 0 1 1051">
          <text:p/>
        </draw:connector>
        <draw:custom-shape draw:style-name="gr32" draw:text-style-name="P17" xml:id="id44" draw:id="id44" draw:layer="layout" svg:width="7.9cm" svg:height="1.3cm" svg:x="1.1cm" svg:y="7.5cm">
          <text:p text:style-name="P16"><text:span text:style-name="T6">count</text:span></text:p>
          <text:p text:style-name="P16"><text:span text:style-name="T6">am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0" draw:id="id40" draw:layer="layout" svg:width="7.9cm" svg:height="1.3cm" svg:x="1.1cm" svg:y="6.2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1" draw:id="id41" draw:layer="layout" svg:width="7.9cm" svg:height="1.3cm" svg:x="9.6cm" svg:y="6.2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45" draw:id="id45" draw:layer="layout" svg:width="7.9cm" svg:height="1.3cm" svg:x="9.6cm" svg:y="7.5cm">
          <text:p text:style-name="P16"><text:span text:style-name="T6">requir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7" draw:id="id47" draw:layer="layout" svg:width="7.9cm" svg:height="1.3cm" svg:x="9.6cm" svg:y="12.2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8.8cm" svg:x2="13.55cm" svg:y2="9.85cm" draw:start-shape="id45" draw:start-glue-point="2" draw:end-shape="id46" draw:end-glue-point="0" svg:d="m13550 8800v1050" svg:viewBox="0 0 1 1051">
          <text:p/>
        </draw:connector>
        <draw:custom-shape draw:style-name="gr32" draw:text-style-name="P13" xml:id="id46" draw:id="id46" draw:layer="layout" svg:width="7.9cm" svg:height="1.3cm" svg:x="9.6cm" svg:y="9.8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2.25cm" svg:x2="13.55cm" svg:y2="11.15cm" draw:start-shape="id47" draw:start-glue-point="0" draw:end-shape="id46" svg:d="m13550 12250v-1100" svg:viewBox="0 0 1 11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collection-event-type</text:span></text:p>
          </draw:text-box>
        </draw:frame>
        <draw:custom-shape draw:style-name="gr32" draw:text-style-name="P17" xml:id="id39" draw:id="id39" draw:layer="layout" svg:width="4.4cm" svg:height="1.5cm" svg:x="7.1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9" draw:layer="layout" svg:width="1.3cm" svg:height="0.764cm" svg:x="5.3cm" svg:y="5.536cm">
          <draw:text-box>
            <text:p text:style-name="P18"><text:span text:style-name="T10">0..*</text:span></text:p>
          </draw:text-box>
        </draw:frame>
        <draw:frame draw:style-name="gr38" draw:text-style-name="P19" draw:layer="layout" svg:width="1.3cm" svg:height="0.764cm" svg:x="13.4cm" svg:y="5.536cm">
          <draw:text-box>
            <text:p text:style-name="P18"><text:span text:style-name="T10">0..*</text:span></text:p>
          </draw:text-box>
        </draw:frame>
      </draw:page>
      <draw:page draw:name="page6" draw:style-name="dp1" draw:master-page-name="Default">
        <draw:custom-shape draw:style-name="gr32" draw:text-style-name="P13" draw:layer="layout" svg:width="4.4cm" svg:height="1.3cm" svg:x="1.992cm" svg:y="1.9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xml:id="id50" draw:id="id50" draw:layer="layout" svg:width="4.4cm" svg:height="1.3cm" svg:x="1.992cm" svg:y="17.45cm">
          <text:p text:style-name="P12"><text:span text:style-name="T11">&lt;&lt;entity&gt;&gt;</text:span></text:p>
          <text:p text:style-name="P12"><text:span text:style-name="T12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49" draw:id="id49" draw:layer="layout" svg:width="4.4cm" svg:height="1.3cm" svg:x="1.992cm" svg:y="5.7cm">
          <text:p text:style-name="P12"><text:span text:style-name="T6">&lt;&lt;value object&gt;&gt;</text:span></text:p>
          <text:p text:style-name="P12"><text:span text:style-name="T7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1" draw:id="id51" draw:layer="layout" svg:width="4.4cm" svg:height="1.3cm" svg:x="1.992cm" svg:y="14.7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" draw:layer="layout" draw:type="line" svg:x1="4.192cm" svg:y1="4.7cm" svg:x2="4.192cm" svg:y2="5.7cm" draw:start-shape="id48" draw:start-glue-point="2" draw:end-shape="id49" draw:end-glue-point="0" svg:d="m4192 4700v1000" svg:viewBox="0 0 1 1001">
          <text:p/>
        </draw:connector>
        <draw:connector draw:style-name="gr39" draw:text-style-name="P1" draw:layer="layout" draw:type="line" svg:x1="4.192cm" svg:y1="17.45cm" svg:x2="4.192cm" svg:y2="16cm" draw:start-shape="id50" draw:end-shape="id51" draw:end-glue-point="2" svg:d="m4192 17450v-1450" svg:viewBox="0 0 1 1451">
          <text:p/>
        </draw:connector>
        <draw:connector draw:style-name="gr39" draw:text-style-name="P1" draw:layer="layout" draw:type="line" svg:x1="4.192cm" svg:y1="8cm" svg:x2="4.192cm" svg:y2="7cm" draw:start-shape="id52" draw:start-glue-point="0" draw:end-shape="id49" draw:end-glue-point="2" svg:d="m4192 8000v-1000" svg:viewBox="0 0 1 1001">
          <text:p/>
        </draw:connector>
        <draw:connector draw:style-name="gr39" draw:text-style-name="P1" draw:layer="layout" draw:type="line" svg:x1="3.243cm" svg:y1="12.7cm" svg:x2="3.193cm" svg:y2="14.7cm" draw:start-shape="id53" draw:start-glue-point="4" draw:end-shape="id51" draw:end-glue-point="6" svg:d="m3243 12700-50 2000" svg:viewBox="0 0 51 2001">
          <text:p/>
        </draw:connector>
        <draw:custom-shape draw:style-name="gr32" draw:text-style-name="P13" xml:id="id52" draw:id="id52" draw:layer="layout" svg:width="4.6cm" svg:height="1.3cm" svg:x="1.892cm" svg:y="8cm">
          <draw:glue-point draw:id="4" svg:x="-2.282cm" svg:y="-5cm"/>
          <draw:glue-point draw:id="5" svg:x="2.934cm" svg:y="-5cm"/>
          <text:p text:style-name="P12"><text:span text:style-name="T6">&lt;&lt;entity&gt;&gt;</text:span></text:p>
          <text:p text:style-name="P12"><text:span text:style-name="T7">SpecimenLink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3" draw:id="id53" draw:layer="layout" svg:width="4.6cm" svg:height="3.4cm" svg:x="1.892cm" svg:y="9.3cm">
          <draw:glue-point draw:id="4" svg:x="-2.065cm" svg:y="5.044cm"/>
          <draw:glue-point draw:id="5" svg:x="5cm" svg:y="2.647cm"/>
          <draw:glue-point draw:id="6" svg:x="2.5cm" svg:y="5cm"/>
          <text:p text:style-name="P16"><text:span text:style-name="T6">expectedInputChange</text:span></text:p>
          <text:p text:style-name="P16"><text:span text:style-name="T6">expectedOutputChange</text:span></text:p>
          <text:p text:style-name="P16"><text:span text:style-name="T6">inputCount</text:span></text:p>
          <text:p text:style-name="P16"><text:span text:style-name="T6">outputCount</text:span></text:p>
          <text:p text:style-name="P16"><text:span text:style-name="T6">inputContainerType</text:span></text:p>
          <text:p text:style-name="P16"><text:span text:style-name="T6">outputContainerType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draw:type="line" svg:x1="5.342cm" svg:y1="12.7cm" svg:x2="5.292cm" svg:y2="14.7cm" draw:start-shape="id53" draw:start-glue-point="6" draw:end-shape="id51" draw:end-glue-point="7" svg:d="m5342 12700-50 2000" svg:viewBox="0 0 51 2001">
          <text:p/>
        </draw:connector>
        <draw:g>
          <draw:frame draw:style-name="gr40" draw:text-style-name="P21" draw:layer="layout" svg:width="2.471cm" svg:height="0.763cm" svg:x="1cm" svg:y="13.137cm">
            <draw:text-box>
              <text:p text:style-name="P8"><text:span text:style-name="T10">inputGroup</text:span></text:p>
            </draw:text-box>
          </draw:frame>
          <draw:frame draw:style-name="gr21" draw:text-style-name="P21" draw:layer="layout" svg:width="2.784cm" svg:height="0.763cm" svg:x="5.2cm" svg:y="13.137cm">
            <draw:text-box>
              <text:p text:style-name="P19"><text:span text:style-name="T10">outputGroup</text:span></text:p>
            </draw:text-box>
          </draw:frame>
        </draw:g>
        <draw:g xml:id="id56" draw:id="id56">
          <draw:custom-shape draw:style-name="gr32" draw:text-style-name="P13" draw:layer="layout" svg:width="7.9cm" svg:height="1.3cm" svg:x="7.95cm" svg:y="10.644cm">
            <draw:glue-point draw:id="4" svg:x="-2.405cm" svg:y="-5cm"/>
            <draw:glue-point draw:id="5" svg:x="2.658cm" svg:y="-5cm"/>
            <text:p text:style-name="P12"><text:span text:style-name="T6">&lt;&lt;value object&gt;&gt;</text:span></text:p>
            <text:p text:style-name="P12"><text:span text:style-name="T7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xml:id="id58" draw:id="id58" draw:layer="layout" svg:width="7.9cm" svg:height="1.3cm" svg:x="7.95cm" svg:y="11.957cm">
            <text:p text:style-name="P16"><text:span text:style-name="T6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3" xml:id="id55" draw:id="id55" draw:layer="layout" svg:width="6.5cm" svg:height="1.3cm" svg:x="8.65cm" svg:y="17.4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6cm" svg:x2="11.9cm" svg:y2="17.45cm" draw:start-shape="id54" draw:end-shape="id55" draw:end-glue-point="0" svg:d="m11900 16000v1450" svg:viewBox="0 0 1 1451">
          <text:p/>
        </draw:connector>
        <draw:connector draw:style-name="gr37" draw:text-style-name="P1" draw:layer="layout" draw:type="line" svg:x1="11.9cm" svg:y1="10.644cm" svg:x2="11.9cm" svg:y2="9.3cm" draw:start-shape="id56" draw:start-glue-point="0" draw:end-shape="id57" draw:end-glue-point="2" svg:d="m11900 10644v-1344" svg:viewBox="0 0 1 1345">
          <text:p/>
        </draw:connector>
        <draw:custom-shape draw:style-name="gr32" draw:text-style-name="P13" xml:id="id54" draw:id="id54" draw:layer="layout" svg:width="7.9cm" svg:height="1.3cm" svg:x="7.95cm" svg:y="14.7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SpecimenLink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3.257cm" svg:x2="11.9cm" svg:y2="14.7cm" draw:start-shape="id58" draw:start-glue-point="2" draw:end-shape="id54" svg:d="m11900 13257v1443" svg:viewBox="0 0 1 1444">
          <text:p/>
        </draw:connector>
        <draw:frame draw:style-name="gr41" draw:text-style-name="P10" draw:layer="layout" svg:width="9.8cm" svg:height="0.852cm" svg:x="1cm" svg:y="1cm">
          <draw:text-box>
            <text:p><text:span text:style-name="T3">figure name: processing-type</text:span></text:p>
          </draw:text-box>
        </draw:frame>
        <draw:custom-shape draw:style-name="gr32" draw:text-style-name="P13" xml:id="id57" draw:id="id57" draw:layer="layout" svg:width="4.6cm" svg:height="1.3cm" svg:x="9.6cm" svg:y="8cm">
          <draw:glue-point draw:id="4" svg:x="-2.282cm" svg:y="-5cm"/>
          <draw:glue-point draw:id="5" svg:x="2.934cm" svg:y="-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6.492cm" svg:y1="8.65cm" svg:x2="9.6cm" svg:y2="8.65cm" draw:start-shape="id52" draw:start-glue-point="1" draw:end-shape="id57" svg:d="m6492 8650h3108" svg:viewBox="0 0 3109 1">
          <text:p/>
        </draw:connector>
        <draw:custom-shape draw:style-name="gr32" draw:text-style-name="P17" xml:id="id48" draw:id="id48" draw:layer="layout" svg:width="4.4cm" svg:height="1.5cm" svg:x="1.992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2" draw:text-style-name="P13" xml:id="id60" draw:id="id60" draw:layer="layout" svg:width="4.4cm" svg:height="1.3cm" svg:x="1.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59" draw:id="id59" draw:layer="layout" svg:width="4.4cm" svg:height="1.3cm" svg:x="7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15cm" svg:y1="2.55cm" svg:x2="5.5cm" svg:y2="2.55cm" draw:start-shape="id59" draw:start-glue-point="3" draw:end-shape="id60" draw:end-glue-point="1" svg:d="m7150 2550h-1650" svg:viewBox="0 0 1651 1">
          <text:p/>
        </draw:connector>
        <draw:connector draw:style-name="gr33" draw:text-style-name="P1" draw:layer="layout" draw:type="line" svg:x1="9.35cm" svg:y1="4cm" svg:x2="9.35cm" svg:y2="5.2cm" draw:start-shape="id61" draw:start-glue-point="2" draw:end-shape="id62" draw:end-glue-point="0" svg:d="m9350 4000v1200" svg:viewBox="0 0 1 1201">
          <text:p/>
        </draw:connector>
        <draw:custom-shape draw:style-name="gr32" draw:text-style-name="P13" xml:id="id62" draw:id="id62" draw:layer="layout" svg:width="4.4cm" svg:height="1.3cm" svg:x="7.15cm" svg:y="5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3" draw:id="id63" draw:layer="layout" svg:width="5.787cm" svg:height="1.3cm" svg:x="6.457cm" svg:y="7.8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35cm" svg:y1="9.1cm" svg:x2="9.35cm" svg:y2="10.9cm" draw:start-shape="id63" draw:start-glue-point="2" draw:end-shape="id64" draw:end-glue-point="0" svg:d="m9350 9100v1800" svg:viewBox="0 0 1 1801">
          <text:p/>
        </draw:connector>
        <draw:custom-shape draw:style-name="gr32" draw:text-style-name="P13" xml:id="id65" draw:id="id65" draw:layer="layout" svg:width="4.6cm" svg:height="1.3cm" svg:x="1.2cm" svg:y="7.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5cm" svg:y1="7.8cm" svg:x2="7.651cm" svg:y2="6.5cm" draw:start-shape="id65" draw:start-glue-point="0" draw:end-shape="id62" draw:end-glue-point="4" svg:d="m3500 7800 4151-1300" svg:viewBox="0 0 4152 1301">
          <text:p/>
        </draw:connector>
        <draw:connector draw:style-name="gr33" draw:text-style-name="P1" draw:layer="layout" draw:type="line" svg:x1="9.35cm" svg:y1="7.8cm" svg:x2="9.35cm" svg:y2="6.5cm" draw:start-shape="id63" draw:start-glue-point="0" draw:end-shape="id62" draw:end-glue-point="2" svg:d="m9350 7800v-1300" svg:viewBox="0 0 1 1301">
          <text:p/>
        </draw:connector>
        <draw:custom-shape draw:style-name="gr32" draw:text-style-name="P13" xml:id="id66" draw:id="id66" draw:layer="layout" svg:width="4.6cm" svg:height="1.3cm" svg:x="13.2cm" svg:y="7.825cm">
          <text:p text:style-name="P12"><text:span text:style-name="T6">&lt;&lt;value object&gt;&gt;</text:span></text:p>
          <text:p text:style-name="P12"><text:span text:style-name="T7">Participa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6cm" svg:height="1.5cm" svg:x="13.2cm" svg:y="9.1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5cm" svg:y1="7.825cm" svg:x2="11.049cm" svg:y2="6.5cm" draw:start-shape="id66" draw:start-glue-point="0" draw:end-shape="id62" draw:end-glue-point="5" svg:d="m15500 7825-4451-1325" svg:viewBox="0 0 4452 1326">
          <text:p/>
        </draw:connector>
        <draw:custom-shape draw:style-name="gr32" draw:text-style-name="P13" xml:id="id61" draw:id="id61" draw:layer="layout" svg:width="4.4cm" svg:height="0.8cm" svg:x="7.15cm" svg:y="3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6"><text:span text:style-name="T6">uniqu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4" draw:id="id64" draw:layer="layout" svg:width="7.2cm" svg:height="1.3cm" svg:x="5.75cm" svg:y="10.9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67" draw:id="id67" draw:layer="layout" svg:width="6.8cm" svg:height="1.3cm" svg:x="5.95cm" svg:y="13.5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" draw:layer="layout" draw:type="line" svg:x1="9.35cm" svg:y1="12.2cm" svg:x2="9.35cm" svg:y2="13.5cm" draw:start-shape="id64" draw:start-glue-point="2" draw:end-shape="id67" draw:end-glue-point="0" svg:d="m9350 12200v1300" svg:viewBox="0 0 1 1301">
          <text:p/>
        </draw:connector>
        <draw:frame draw:style-name="gr41" draw:text-style-name="P10" draw:layer="layout" svg:width="9.8cm" svg:height="0.852cm" svg:x="1cm" svg:y="1cm">
          <draw:text-box>
            <text:p><text:span text:style-name="T3">figure name: participant-aggregate</text:span></text:p>
          </draw:text-box>
        </draw:frame>
      </draw:page>
      <draw:page draw:name="page8" draw:style-name="dp1" draw:master-page-name="Default">
        <draw:custom-shape draw:style-name="gr32" draw:text-style-name="P13" xml:id="id69" draw:id="id69" draw:layer="layout" svg:width="4.4cm" svg:height="1.3cm" svg:x="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8" draw:id="id68" draw:layer="layout" svg:width="4.4cm" svg:height="1.3cm" svg:x="8.82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8.825cm" svg:y1="2.55cm" svg:x2="6.4cm" svg:y2="2.55cm" draw:start-shape="id68" draw:end-shape="id69" svg:d="m8825 2550h-2425" svg:viewBox="0 0 2426 1">
          <text:p/>
        </draw:connector>
        <draw:custom-shape draw:style-name="gr32" draw:text-style-name="P13" xml:id="id70" draw:id="id70" draw:layer="layout" svg:width="4.9cm" svg:height="1.3cm" svg:x="15.425cm" svg:y="1.9cm">
          <draw:glue-point draw:id="4" svg:x="-2.448cm" svg:y="5cm"/>
          <draw:glue-point draw:id="5" svg:x="2.857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225cm" svg:y1="2.55cm" svg:x2="15.425cm" svg:y2="2.55cm" draw:start-shape="id68" draw:start-glue-point="1" draw:end-shape="id70" draw:end-glue-point="3" svg:d="m13225 2550h2200" svg:viewBox="0 0 2201 1">
          <text:p/>
        </draw:connector>
        <draw:custom-shape draw:style-name="gr32" draw:text-style-name="P13" xml:id="id72" draw:id="id72" draw:layer="layout" svg:width="5.8cm" svg:height="1.3cm" svg:x="8.125cm" svg:y="5.6cm">
          <draw:glue-point draw:id="4" svg:x="-5.025cm" svg:y="5.115cm" draw:escape-direction="down"/>
          <draw:glue-point draw:id="5" svg:x="5.025cm" svg:y="5.115cm" draw:escape-direction="down"/>
          <text:p text:style-name="P12"><text:span text:style-name="T6">&lt;&lt;value object&gt;&gt;</text:span></text:p>
          <text:p text:style-name="P12"><text:span text:style-name="T7">Collection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025cm" svg:y1="4.5cm" svg:x2="11.025cm" svg:y2="5.6cm" draw:start-shape="id71" draw:start-glue-point="2" draw:end-shape="id72" svg:d="m11025 4500v1100" svg:viewBox="0 0 1 1101">
          <text:p/>
        </draw:connector>
        <draw:connector draw:style-name="gr33" draw:text-style-name="P1" draw:layer="layout" draw:type="line" svg:x1="4.2cm" svg:y1="8.1cm" svg:x2="8.125cm" svg:y2="6.9cm" draw:start-shape="id73" draw:start-glue-point="0" draw:end-shape="id72" draw:end-glue-point="4" svg:d="m4200 8100 3925-1200" svg:viewBox="0 0 3926 1201">
          <text:p/>
        </draw:connector>
        <draw:connector draw:style-name="gr33" draw:text-style-name="P1" draw:layer="layout" draw:type="line" svg:x1="17.875cm" svg:y1="8.125cm" svg:x2="13.925cm" svg:y2="6.9cm" draw:start-shape="id74" draw:start-glue-point="0" draw:end-shape="id72" draw:end-glue-point="5" svg:d="m17875 8125-3950-1225" svg:viewBox="0 0 3951 1226">
          <text:p/>
        </draw:connector>
        <draw:custom-shape draw:style-name="gr32" draw:text-style-name="P13" xml:id="id75" draw:id="id75" draw:layer="layout" svg:width="5.8cm" svg:height="1.3cm" svg:x="8.125cm" svg:y="8.1cm"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6" draw:id="id76" draw:layer="layout" svg:width="7.2cm" svg:height="1.3cm" svg:x="7.425cm" svg:y="10.5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.025cm" svg:y1="9.4cm" svg:x2="11.025cm" svg:y2="10.5cm" draw:start-shape="id75" draw:start-glue-point="2" draw:end-shape="id76" draw:end-glue-point="0" svg:d="m11025 9400v1100" svg:viewBox="0 0 1 1101">
          <text:p/>
        </draw:connector>
        <draw:custom-shape draw:style-name="gr32" draw:text-style-name="P13" xml:id="id77" draw:id="id77" draw:layer="layout" svg:width="5.8cm" svg:height="1.3cm" svg:x="1.3cm" svg:y="10.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4" draw:id="id74" draw:layer="layout" svg:width="5.8cm" svg:height="1.3cm" svg:x="14.975cm" svg:y="8.125cm">
          <text:p text:style-name="P12"><text:span text:style-name="T6">&lt;&lt;value object&gt;&gt;</text:span></text:p>
          <text:p text:style-name="P12"><text:span text:style-name="T7">Collection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4.975cm" svg:y="9.4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025cm" svg:y1="8.1cm" svg:x2="11.025cm" svg:y2="6.9cm" draw:start-shape="id75" draw:end-shape="id72" draw:end-glue-point="2" svg:d="m11025 8100v-1200" svg:viewBox="0 0 1 1201">
          <text:p/>
        </draw:connector>
        <draw:custom-shape draw:style-name="gr32" draw:text-style-name="P17" xml:id="id71" draw:id="id71" draw:layer="layout" svg:width="4.4cm" svg:height="1.3cm" svg:x="8.825cm" svg:y="3.2cm">
          <text:p text:style-name="P16"><text:span text:style-name="T6">visitNumber</text:span></text:p>
          <text:p text:style-name="P16"><text:span text:style-name="T6">timeDon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3" draw:id="id73" draw:layer="layout" svg:width="5.3cm" svg:height="1.3cm" svg:x="1.55cm" svg:y="8.1cm">
          <draw:glue-point draw:id="4" svg:x="-2.264cm" svg:y="5.115cm" draw:escape-direction="down"/>
          <draw:glue-point draw:id="5" svg:x="2.452cm" svg:y="5cm" draw:escape-direction="down"/>
          <text:p text:style-name="P12"><text:span text:style-name="T6">&lt;&lt;value object&gt;&gt;</text:span></text:p>
          <text:p text:style-name="P12"><text:span text:style-name="T7">SpecimenCollection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cm" svg:y1="9.4cm" svg:x2="4.2cm" svg:y2="10.5cm" draw:start-shape="id73" draw:start-glue-point="2" draw:end-shape="id77" svg:d="m4200 9400v1100" svg:viewBox="0 0 1 1101">
          <text:p/>
        </draw:connector>
        <draw:custom-shape draw:style-name="gr32" draw:text-style-name="P13" xml:id="id78" draw:id="id78" draw:layer="layout" svg:width="6.8cm" svg:height="1.3cm" svg:x="7.625cm" svg:y="13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" draw:layer="layout" draw:type="line" svg:x1="11.025cm" svg:y1="11.8cm" svg:x2="11.025cm" svg:y2="13cm" draw:start-shape="id76" draw:start-glue-point="2" draw:end-shape="id78" draw:end-glue-point="0" svg:d="m11025 11800v1200" svg:viewBox="0 0 1 1201">
          <text:p/>
        </draw:connector>
        <draw:frame draw:style-name="gr41" draw:text-style-name="P10" draw:layer="layout" svg:width="9.8cm" svg:height="0.852cm" svg:x="1cm" svg:y="1cm">
          <draw:text-box>
            <text:p><text:span text:style-name="T3">figure name: collection-event</text:span></text:p>
          </draw:text-box>
        </draw:frame>
        <draw:custom-shape draw:style-name="gr32" draw:text-style-name="P13" xml:id="id79" draw:id="id79" draw:layer="layout" svg:width="4.4cm" svg:height="1.3cm" svg:x="2cm" svg:y="13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2cm" svg:y1="13cm" svg:x2="4.2cm" svg:y2="11.8cm" draw:start-shape="id79" draw:end-shape="id77" draw:end-glue-point="2" svg:d="m4200 13000v-1200" svg:viewBox="0 0 1 1201">
          <text:p/>
        </draw:connector>
      </draw:page>
      <draw:page draw:name="page9" draw:style-name="dp1" draw:master-page-name="Default">
        <draw:custom-shape draw:style-name="gr32" draw:text-style-name="P13" draw:layer="layout" svg:width="4.4cm" svg:height="1.3cm" svg:x="1.15cm" svg:y="1.9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80" draw:id="id80" draw:layer="layout" svg:width="4.4cm" svg:height="3.6cm" svg:x="1.15cm" svg:y="3.2cm">
          <text:p text:style-name="P16"><text:span text:style-name="T6">timeCreated</text:span></text:p>
          <text:p text:style-name="P16"><text:span text:style-name="T6">amount</text:span></text:p>
          <text:p text:style-name="P16"><text:span text:style-name="T6">originLocation</text:span></text:p>
          <text:p text:style-name="P16"><text:span text:style-name="T6">location</text:span></text:p>
          <text:p text:style-name="P16"><text:span text:style-name="T6">container</text:span></text:p>
          <text:p text:style-name="P16"><text:span text:style-name="T6">position</text:span></text:p>
          <text:p text:style-name="P16"><text:span text:style-name="T6">u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1" draw:id="id81" draw:layer="layout" svg:width="4.4cm" svg:height="1.3cm" svg:x="7.35cm" svg:y="4.3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5cm" svg:x2="7.35cm" svg:y2="5cm" draw:start-shape="id80" draw:end-shape="id81" draw:end-glue-point="3" svg:d="m5550 5000h1800" svg:viewBox="0 0 1801 1">
          <text:p/>
        </draw:connector>
        <draw:custom-shape draw:style-name="gr32" draw:text-style-name="P13" xml:id="id82" draw:id="id82" draw:layer="layout" svg:width="4.4cm" svg:height="1.3cm" svg:x="1.15cm" svg:y="8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6.8cm" svg:x2="3.35cm" svg:y2="8cm" draw:start-shape="id80" draw:start-glue-point="2" draw:end-shape="id82" draw:end-glue-point="0" svg:d="m3350 6800v1200" svg:viewBox="0 0 1 1201">
          <text:p/>
        </draw:connector>
        <draw:custom-shape draw:style-name="gr32" draw:text-style-name="P13" xml:id="id83" draw:id="id83" draw:layer="layout" svg:width="4.4cm" svg:height="1.3cm" svg:x="1.15cm" svg:y="10.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10.5cm" svg:x2="3.35cm" svg:y2="9.3cm" draw:start-shape="id83" draw:start-glue-point="0" draw:end-shape="id82" draw:end-glue-point="2" svg:d="m3350 10500v-1200" svg:viewBox="0 0 1 1201">
          <text:p/>
        </draw:connector>
        <draw:frame draw:style-name="gr41" draw:text-style-name="P10" draw:layer="layout" svg:width="9.8cm" svg:height="0.852cm" svg:x="1cm" svg:y="1cm">
          <draw:text-box>
            <text:p><text:span text:style-name="T3">figure name: specimen-aggregate</text:span></text:p>
          </draw:text-box>
        </draw:frame>
      </draw:page>
      <draw:page draw:name="page10" draw:style-name="dp1" draw:master-page-name="Default">
        <draw:custom-shape draw:style-name="gr32" draw:text-style-name="P13" xml:id="id95" draw:id="id95" draw:layer="layout" svg:width="5.8cm" svg:height="1.3cm" svg:x="1.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ProcessingEv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86" draw:id="id86" draw:layer="layout" svg:width="5.8cm" svg:height="1.7cm" svg:x="1.5cm" svg:y="8.7cm">
          <text:p text:style-name="P16"><text:span text:style-name="T6">timeDone</text:span></text:p>
          <text:p text:style-name="P16"><text:span text:style-name="T6">worksheet</text:span></text:p>
          <text:p text:style-name="P16"><text:span text:style-name="T6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4cm" svg:y1="4.9cm" svg:x2="8.7cm" svg:y2="3.225cm" draw:start-shape="id84" draw:start-glue-point="0" draw:end-shape="id85" draw:end-glue-point="4" svg:d="m4400 4900 4300-1675" svg:viewBox="0 0 4301 1676">
          <text:p/>
        </draw:connector>
        <draw:custom-shape draw:style-name="gr32" draw:text-style-name="P13" xml:id="id88" draw:id="id88" draw:layer="layout" svg:width="5.8cm" svg:height="1.3cm" svg:x="1.5cm" svg:y="14cm">
          <text:p text:style-name="P12"><text:span text:style-name="T6">&lt;&lt;value object&gt;&gt;</text:span></text:p>
          <text:p text:style-name="P12"><text:span text:style-name="T7">Processing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.5cm" svg:y="15.3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7" draw:id="id87" draw:layer="layout" svg:width="4.4cm" svg:height="1.3cm" svg:x="2.2cm" svg:y="11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rocessing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10.4cm" svg:x2="4.4cm" svg:y2="11.6cm" draw:start-shape="id86" draw:start-glue-point="2" draw:end-shape="id87" svg:d="m4400 10400v1200" svg:viewBox="0 0 1 1201">
          <text:p/>
        </draw:connector>
        <draw:connector draw:style-name="gr33" draw:text-style-name="P1" draw:layer="layout" draw:type="line" svg:x1="4.4cm" svg:y1="14cm" svg:x2="4.4cm" svg:y2="12.9cm" draw:start-shape="id88" draw:start-glue-point="0" draw:end-shape="id87" draw:end-glue-point="2" svg:d="m4400 14000v-1100" svg:viewBox="0 0 1 1101">
          <text:p/>
        </draw:connector>
        <draw:custom-shape draw:style-name="gr32" draw:text-style-name="P13" xml:id="id89" draw:id="id89" draw:layer="layout" svg:width="4.4cm" svg:height="1.3cm" svg:x="2.2cm" svg:y="1.925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85" draw:id="id85" draw:layer="layout" svg:width="4.4cm" svg:height="1.3cm" svg:x="8.7cm" svg:y="1.925cm">
          <draw:glue-point draw:id="4" svg:x="-5.034cm" svg:y="5.115cm" draw:escape-direction="down"/>
          <draw:glue-point draw:id="5" svg:x="5.034cm" svg:y="4.807cm" draw:escape-direction="down"/>
          <draw:glue-point draw:id="6" svg:x="-2.5cm" svg:y="4.807cm"/>
          <draw:glue-point draw:id="7" svg:x="2.727cm" svg:y="5.11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6.6cm" svg:y1="2.575cm" svg:x2="8.7cm" svg:y2="2.575cm" draw:start-shape="id89" draw:start-glue-point="1" draw:end-shape="id85" draw:end-glue-point="3" svg:d="m6600 2575h2100" svg:viewBox="0 0 2101 1">
          <text:p/>
        </draw:connector>
        <draw:custom-shape draw:style-name="gr32" draw:text-style-name="P13" xml:id="id90" draw:id="id90" draw:layer="layout" svg:width="5.8cm" svg:height="1.3cm" svg:x="8cm" svg:y="4.9cm">
          <draw:glue-point draw:id="4" svg:x="-3.863cm" svg:y="5.006cm" draw:escape-direction="down"/>
          <draw:glue-point draw:id="5" svg:x="3.863cm" svg:y="5cm" draw:escape-direction="down"/>
          <draw:glue-point draw:id="6" svg:x="-1.896cm" svg:y="-5cm"/>
          <draw:glue-point draw:id="7" svg:x="2.068cm" svg:y="-5cm"/>
          <text:p text:style-name="P12"><text:span text:style-name="T6">&lt;&lt;entity&gt;&gt;</text:span></text:p>
          <text:p text:style-name="P12"><text:span text:style-name="T7">SpecimenLink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1" draw:id="id91" draw:layer="layout" svg:width="5.8cm" svg:height="1.7cm" svg:x="8cm" svg:y="6.2cm">
          <text:p text:style-name="P16"><text:span text:style-name="T6">timeDone</text:span></text:p>
          <text:p text:style-name="P16"><text:span text:style-name="T6">actualInputAmountChange</text:span></text:p>
          <text:p text:style-name="P16"><text:span text:style-name="T6">actualOutputAmountChan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801cm" svg:y1="4.9cm" svg:x2="9.8cm" svg:y2="3.199cm" draw:start-shape="id90" draw:start-glue-point="6" draw:end-shape="id85" draw:end-glue-point="6" svg:d="m9801 4900-1-1701" svg:viewBox="0 0 2 1702">
          <text:p/>
        </draw:connector>
        <draw:custom-shape draw:style-name="gr32" draw:text-style-name="P13" xml:id="id92" draw:id="id92" draw:layer="layout" svg:width="4.4cm" svg:height="1.3cm" svg:x="8.7cm" svg:y="9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0.9cm" svg:y1="7.9cm" svg:x2="10.9cm" svg:y2="9.1cm" draw:start-shape="id91" draw:start-glue-point="2" draw:end-shape="id92" draw:end-glue-point="0" svg:d="m10900 7900v1200" svg:viewBox="0 0 1 1201">
          <text:p/>
        </draw:connector>
        <draw:custom-shape draw:style-name="gr32" draw:text-style-name="P13" xml:id="id93" draw:id="id93" draw:layer="layout" svg:width="5.8cm" svg:height="1.3cm" svg:x="14.175cm" svg:y="4.9cm">
          <draw:glue-point draw:id="4" svg:x="-2.413cm" svg:y="-5cm" draw:escape-direction="down"/>
          <draw:glue-point draw:id="5" svg:x="2.586cm" svg:y="-5cm"/>
          <text:p text:style-name="P12"><text:span text:style-name="T6">&lt;&lt;entity&gt;&gt;</text:span></text:p>
          <text:p text:style-name="P12"><text:span text:style-name="T7">SpecimenContainer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5.676cm" svg:y1="4.9cm" svg:x2="13.1cm" svg:y2="3.199cm" draw:start-shape="id93" draw:start-glue-point="4" draw:end-shape="id85" draw:end-glue-point="5" svg:d="m15676 4900-2576-1701" svg:viewBox="0 0 2577 1702">
          <text:p/>
        </draw:connector>
        <draw:custom-shape draw:style-name="gr32" draw:text-style-name="P13" xml:id="id94" draw:id="id94" draw:layer="layout" svg:width="5.8cm" svg:height="1.3cm" svg:x="14.17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ntainer&lt;T&gt;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075cm" svg:y1="6.2cm" svg:x2="17.075cm" svg:y2="7.4cm" draw:start-shape="id93" draw:start-glue-point="2" draw:end-shape="id94" svg:d="m17075 6200v1200" svg:viewBox="0 0 1 1201">
          <text:p/>
        </draw:connector>
        <draw:connector draw:style-name="gr33" draw:text-style-name="P1" draw:layer="layout" draw:type="line" svg:x1="12.099cm" svg:y1="4.9cm" svg:x2="12.099cm" svg:y2="3.225cm" draw:start-shape="id90" draw:start-glue-point="7" draw:end-shape="id85" draw:end-glue-point="7" svg:d="m12099 4900v-1675" svg:viewBox="0 0 1 1676">
          <text:p/>
        </draw:connector>
        <draw:frame draw:style-name="gr43" draw:text-style-name="P22" draw:layer="layout" svg:width="1.404cm" svg:height="0.763cm" svg:x="8.596cm" svg:y="4cm">
          <draw:text-box>
            <text:p text:style-name="P8"><text:span text:style-name="T10">input</text:span></text:p>
          </draw:text-box>
        </draw:frame>
        <draw:frame draw:style-name="gr21" draw:text-style-name="P21" draw:layer="layout" svg:width="1.717cm" svg:height="0.763cm" svg:x="11.983cm" svg:y="4cm">
          <draw:text-box>
            <text:p text:style-name="P19"><text:span text:style-name="T10">output</text:span></text:p>
          </draw:text-box>
        </draw:frame>
        <draw:custom-shape draw:style-name="gr32" draw:text-style-name="P13" xml:id="id84" draw:id="id84" draw:layer="layout" svg:width="6.6cm" svg:height="1.3cm" svg:x="1.1cm" svg:y="4.9cm">
          <draw:glue-point draw:id="4" svg:x="-1.572cm" svg:y="5cm"/>
          <text:p text:style-name="P12"><text:span text:style-name="T6">&lt;&lt;value object&gt;&gt;</text:span></text:p>
          <text:p text:style-name="P12"><text:span text:style-name="T7">ProcessingEventInput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6.2cm" svg:x2="4.4cm" svg:y2="7.4cm" draw:start-shape="id84" draw:start-glue-point="2" draw:end-shape="id95" svg:d="m4400 6200v1200" svg:viewBox="0 0 1 1201">
          <text:p/>
        </draw:connector>
        <draw:custom-shape draw:style-name="gr32" draw:text-style-name="P13" xml:id="id96" draw:id="id96" draw:layer="layout" svg:width="5.8cm" svg:height="1.3cm" svg:x="14.2cm" svg:y="9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SpecimenContainerType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" svg:x1="17.075cm" svg:y1="8.7cm" svg:x2="17.1cm" svg:y2="9.9cm" draw:start-shape="id94" draw:start-glue-point="2" draw:end-shape="id96" draw:end-glue-point="0" svg:d="m17075 8700 25 1200" svg:viewBox="0 0 26 1201">
          <text:p/>
        </draw:connector>
        <draw:frame draw:style-name="gr41" draw:text-style-name="P10" draw:layer="layout" svg:width="9.8cm" svg:height="0.852cm" svg:x="1cm" svg:y="1cm">
          <draw:text-box>
            <text:p><text:span text:style-name="T3">figure name: specimen-processing</text:span></text:p>
          </draw:text-box>
        </draw:frame>
      </draw:page>
      <draw:page draw:name="page11" draw:style-name="dp1" draw:master-page-name="Default">
        <draw:custom-shape draw:style-name="gr32" draw:text-style-name="P13" xml:id="id98" draw:id="id98" draw:layer="layout" svg:width="4.4cm" svg:height="1.3cm" svg:x="7.8cm" svg:y="1.9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6cm" svg:y1="2.55cm" svg:x2="7.8cm" svg:y2="2.55cm" draw:start-shape="id97" draw:start-glue-point="1" draw:end-shape="id98" draw:end-glue-point="3" svg:d="m5600 2550h2200" svg:viewBox="0 0 2201 1">
          <text:p/>
        </draw:connector>
        <draw:custom-shape draw:style-name="gr32" draw:text-style-name="P13" xml:id="id97" draw:id="id97" draw:layer="layout" svg:width="4.4cm" svg:height="1.3cm" svg:x="1.2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2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5.7cm" svg:x2="7.8cm" svg:y2="3.2cm" draw:start-shape="id99" draw:start-glue-point="0" draw:end-shape="id98" draw:end-glue-point="5" svg:d="m5200 5700 2600-2500" svg:viewBox="0 0 2601 2501">
          <text:p/>
        </draw:connector>
        <draw:connector draw:style-name="gr33" draw:text-style-name="P1" draw:layer="layout" draw:type="line" svg:x1="10cm" svg:y1="5.7cm" svg:x2="10cm" svg:y2="3.2cm" draw:start-shape="id100" draw:start-glue-point="0" draw:end-shape="id98" draw:end-glue-point="2" svg:d="m10000 5700v-2500" svg:viewBox="0 0 1 2501">
          <text:p/>
        </draw:connector>
        <draw:custom-shape draw:style-name="gr32" draw:text-style-name="P13" xml:id="id102" draw:id="id102" draw:layer="layout" svg:width="4.4cm" svg:height="1.3cm" svg:x="3cm" svg:y="10.4cm">
          <text:p text:style-name="P12"><text:span text:style-name="T6">&lt;&lt;value object&gt;&gt;</text:span></text:p>
          <text:p text:style-name="P12"><text:span text:style-name="T7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3.6cm" svg:x="3cm" svg:y="11.7cm">
          <text:p text:style-name="P14"><text:span text:style-name="T8">name</text:span></text:p>
          <text:p text:style-name="P14"><text:span text:style-name="T8">street</text:span></text:p>
          <text:p text:style-name="P14"><text:span text:style-name="T8">city</text:span></text:p>
          <text:p text:style-name="P14"><text:span text:style-name="T8">province</text:span></text:p>
          <text:p text:style-name="P14"><text:span text:style-name="T8">postalCode</text:span></text:p>
          <text:p text:style-name="P14"><text:span text:style-name="T8">poBoxNumber</text:span></text:p>
          <text:p text:style-name="P14"><text:span text:style-name="T8">countryIso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1" draw:id="id101" draw:layer="layout" svg:width="4.4cm" svg:height="1.3cm" svg:x="3cm" svg:y="8.05cm">
          <text:p text:style-name="P12"><text:span text:style-name="T6">&lt;&lt;value object&gt;&gt;</text:span></text:p>
          <text:p text:style-name="P12"><text:span text:style-name="T7">Loca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99" draw:id="id99" draw:layer="layout" svg:width="4.4cm" svg:height="1.3cm" svg:x="3cm" svg:y="5.7cm"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7cm" svg:x2="5.2cm" svg:y2="8.05cm" draw:start-shape="id99" draw:start-glue-point="2" draw:end-shape="id101" draw:end-glue-point="0" svg:d="m5200 7000v1050" svg:viewBox="0 0 1 1051">
          <text:p/>
        </draw:connector>
        <draw:connector draw:style-name="gr33" draw:text-style-name="P1" draw:layer="layout" draw:type="line" svg:x1="5.2cm" svg:y1="10.4cm" svg:x2="5.2cm" svg:y2="9.35cm" draw:start-shape="id102" draw:start-glue-point="0" draw:end-shape="id101" draw:end-glue-point="2" svg:d="m5200 10400v-1050" svg:viewBox="0 0 1 1051">
          <text:p/>
        </draw:connector>
        <draw:custom-shape draw:style-name="gr32" draw:text-style-name="P13" xml:id="id100" draw:id="id100" draw:layer="layout" svg:width="4.4cm" svg:height="1.3cm" svg:x="7.8cm" svg:y="5.7cm">
          <text:p text:style-name="P12"><text:span text:style-name="T6">&lt;&lt;value object&gt;&gt;</text:span></text:p>
          <text:p text:style-name="P12"><text:span text:style-name="T7">Study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3" draw:id="id103" draw:layer="layout" svg:width="4.4cm" svg:height="1.3cm" svg:x="7.8cm" svg:y="8.05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0cm" svg:y1="7cm" svg:x2="10cm" svg:y2="8.05cm" draw:start-shape="id100" draw:start-glue-point="2" draw:end-shape="id103" draw:end-glue-point="0" svg:d="m10000 7000v1050" svg:viewBox="0 0 1 1051">
          <text:p/>
        </draw:connector>
        <draw:custom-shape draw:style-name="gr32" draw:text-style-name="P13" xml:id="id104" draw:id="id104" draw:layer="layout" svg:width="4.4cm" svg:height="1.3cm" svg:x="12.6cm" svg:y="5.7cm">
          <text:p text:style-name="P12"><text:span text:style-name="T6">&lt;&lt;value object&gt;&gt;</text:span></text:p>
          <text:p text:style-name="P12"><text:span text:style-name="T7">Centre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4.8cm" svg:y1="5.7cm" svg:x2="12.2cm" svg:y2="3.2cm" draw:start-shape="id104" draw:start-glue-point="0" draw:end-shape="id98" draw:end-glue-point="4" svg:d="m14800 5700-2600-2500" svg:viewBox="0 0 2601 2501">
          <text:p/>
        </draw:connector>
        <draw:frame draw:style-name="gr41" draw:text-style-name="P10" draw:layer="layout" svg:width="9.8cm" svg:height="0.852cm" svg:x="1cm" svg:y="1cm">
          <draw:text-box>
            <text:p><text:span text:style-name="T3">figure name: centre-management</text:span></text:p>
          </draw:text-box>
        </draw:frame>
      </draw:page>
      <draw:page draw:name="page12" draw:style-name="dp1" draw:master-page-name="Default">
        <draw:custom-shape draw:style-name="gr32" draw:text-style-name="P13" xml:id="id106" draw:id="id106" draw:layer="layout" svg:width="4.4cm" svg:height="1.3cm" svg:x="2.937cm" svg:y="4.5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137cm" svg:y1="3.2cm" svg:x2="5.137cm" svg:y2="4.5cm" draw:start-shape="id105" draw:end-shape="id106" svg:d="m5137 3200v1300" svg:viewBox="0 0 1 1301">
          <text:p/>
        </draw:connector>
        <draw:custom-shape draw:style-name="gr32" draw:text-style-name="P13" xml:id="id105" draw:id="id105" draw:layer="layout" svg:width="4.4cm" svg:height="1.3cm" svg:x="2.937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37cm" svg:y1="7cm" svg:x2="5.137cm" svg:y2="5.8cm" draw:start-shape="id107" draw:end-shape="id106" svg:d="m5137 7000v-1200" svg:viewBox="0 0 1 1201">
          <text:p/>
        </draw:connector>
        <draw:custom-shape draw:style-name="gr32" draw:text-style-name="P13" xml:id="id108" draw:id="id108" draw:layer="layout" svg:width="4.4cm" svg:height="1.3cm" svg:x="2.937cm" svg:y="10.1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09" draw:id="id109" draw:layer="layout" svg:width="4.4cm" svg:height="2.7cm" svg:x="2.937cm" svg:y="11.4cm">
          <text:p text:style-name="P14"><text:span text:style-name="T8">state</text:span></text:p>
          <text:p text:style-name="P14"><text:span text:style-name="T8">timePacked</text:span></text:p>
          <text:p text:style-name="P14"><text:span text:style-name="T8">timeSent</text:span></text:p>
          <text:p text:style-name="P14"><text:span text:style-name="T8">timeReceived</text:span></text:p>
          <text:p text:style-name="P14"><text:span text:style-name="T8">timeUnpack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7" draw:id="id107" draw:layer="layout" svg:width="4.4cm" svg:height="1.3cm" svg:x="2.937cm" svg:y="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538cm" svg:y1="10.1cm" svg:x2="3.538cm" svg:y2="8.3cm" draw:start-shape="id108" draw:start-glue-point="5" draw:end-shape="id107" draw:end-glue-point="5" svg:d="m3538 10100v-1800" svg:viewBox="0 0 1 1801">
          <text:p/>
        </draw:connector>
        <draw:frame draw:style-name="gr41" draw:text-style-name="P10" draw:layer="layout" svg:width="9.8cm" svg:height="0.852cm" svg:x="1cm" svg:y="1cm">
          <draw:text-box>
            <text:p><text:span text:style-name="T3">figure name: centre-shipment</text:span></text:p>
          </draw:text-box>
        </draw:frame>
        <draw:connector draw:style-name="gr33" draw:text-style-name="P1" draw:layer="layout" draw:type="line" svg:x1="6.736cm" svg:y1="10.1cm" svg:x2="6.736cm" svg:y2="8.3cm" draw:start-shape="id108" draw:start-glue-point="4" draw:end-shape="id107" draw:end-glue-point="4" svg:d="m6736 10100v-1800" svg:viewBox="0 0 1 1801">
          <text:p/>
        </draw:connector>
        <draw:frame draw:style-name="gr38" draw:text-style-name="P19" draw:layer="layout" svg:width="3.007cm" svg:height="0.764cm" svg:x="0.693cm" svg:y="9.2cm">
          <draw:text-box>
            <text:p text:style-name="P8"><text:span text:style-name="T10">fromLocation</text:span></text:p>
          </draw:text-box>
        </draw:frame>
        <draw:custom-shape draw:style-name="gr32" draw:text-style-name="P13" xml:id="id110" draw:id="id110" draw:layer="layout" svg:width="4.4cm" svg:height="1.3cm" svg:x="2.937cm" svg:y="15.2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37cm" svg:y1="14.1cm" svg:x2="5.137cm" svg:y2="15.2cm" draw:start-shape="id109" draw:start-glue-point="2" draw:end-shape="id110" draw:end-glue-point="0" svg:d="m5137 14100v1100" svg:viewBox="0 0 1 1101">
          <text:p/>
        </draw:connector>
        <draw:frame draw:style-name="gr38" draw:text-style-name="P19" draw:layer="layout" svg:width="3.007cm" svg:height="0.764cm" svg:x="5.893cm" svg:y="9.236cm">
          <draw:text-box>
            <text:p text:style-name="P8"><text:span text:style-name="T10">toLocation</text:span></text:p>
          </draw:text-box>
        </draw:frame>
      </draw:page>
      <draw:page draw:name="page13" draw:style-name="dp1" draw:master-page-name="Default">
        <draw:custom-shape draw:style-name="gr32" draw:text-style-name="P13" xml:id="id119" draw:id="id119" draw:layer="layout" svg:width="4.4cm" svg:height="1.3cm" svg:x="13.4cm" svg:y="6.35cm">
          <draw:glue-point draw:id="4" svg:x="5.034cm" svg:y="-5.115cm"/>
          <draw:glue-point draw:id="5" svg:x="-3.636cm" svg:y="-5cm"/>
          <text:p text:style-name="P12"><text:span text:style-name="T6">&lt;&lt;value object&gt;&gt;</text:span></text:p>
          <text:p text:style-name="P12"><text:span text:style-name="T7">Shipment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1cm" svg:x="13.4cm" svg:y="7.6cm">
          <text:p text:style-name="P14"><text:span text:style-name="T8">courierName</text:span></text:p>
          <text:p text:style-name="P14"><text:span text:style-name="T8">tracking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0" draw:id="id120" draw:layer="layout" svg:width="4.4cm" svg:height="1.3cm" svg:x="2.05cm" svg:y="6.35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1" draw:id="id111" draw:layer="layout" svg:width="4.4cm" svg:height="0.7cm" svg:x="2.05cm" svg:y="7.6cm">
          <text:p text:style-name="P14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13" draw:id="id113" draw:layer="layout" svg:width="6.3cm" svg:height="1.3cm" svg:x="1.1cm" svg:y="14.3cm">
          <text:p text:style-name="P12"><text:span text:style-name="T6">&lt;&lt;value object&gt;&gt;</text:span></text:p>
          <text:p text:style-name="P12"><text:span text:style-name="T7">ShipmentContainer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6.3cm" svg:height="1.1cm" svg:x="1.1cm" svg:y="15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8.3cm" svg:x2="4.25cm" svg:y2="9.778cm" draw:start-shape="id111" draw:end-shape="id112" draw:end-glue-point="0" svg:d="m4250 8300v1478" svg:viewBox="0 0 1 1479">
          <text:p/>
        </draw:connector>
        <draw:custom-shape draw:style-name="gr32" draw:text-style-name="P13" xml:id="id112" draw:id="id112" draw:layer="layout" svg:width="4.7cm" svg:height="1.3cm" svg:x="1.9cm" svg:y="9.778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Shipment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14.3cm" svg:x2="4.25cm" svg:y2="11.078cm" draw:start-shape="id113" draw:end-shape="id112" draw:end-glue-point="2" svg:d="m4250 14300v-3222" svg:viewBox="0 0 1 3223">
          <text:p/>
        </draw:connector>
        <draw:custom-shape draw:style-name="gr32" draw:text-style-name="P13" xml:id="id121" draw:id="id121" draw:layer="layout" svg:width="4.4cm" svg:height="1.3cm" svg:x="18.3cm" svg:y="6.35cm">
          <draw:glue-point draw:id="4" svg:x="-5.034cm" svg:y="-5cm"/>
          <text:p text:style-name="P12"><text:span text:style-name="T6">&lt;&lt;value object&gt;&gt;</text:span></text:p>
          <text:p text:style-name="P12"><text:span text:style-name="T7">Shipm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4cm" svg:height="1.1cm" svg:x="18.3cm" svg:y="7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2" draw:id="id122" draw:layer="layout" svg:width="4.4cm" svg:height="1.3cm" svg:x="8.8cm" svg:y="8.8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4" draw:id="id114" draw:layer="layout" svg:width="4.4cm" svg:height="0.743cm" svg:x="8.8cm" svg:y="10.057cm">
          <text:p text:style-name="P14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16" draw:id="id116" draw:layer="layout" svg:width="6.3cm" svg:height="1.3cm" svg:x="7.85cm" svg:y="14.3cm">
          <text:p text:style-name="P12"><text:span text:style-name="T6">&lt;&lt;value object&gt;&gt;</text:span></text:p>
          <text:p text:style-name="P12"><text:span text:style-name="T7">ShipmentSpecimen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6.3cm" svg:height="1.1cm" svg:x="7.85cm" svg:y="15.6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15" draw:id="id115" draw:layer="layout" svg:width="4.7cm" svg:height="1.3cm" svg:x="8.65cm" svg:y="11.85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Shipment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cm" svg:y1="10.8cm" svg:x2="11cm" svg:y2="11.857cm" draw:start-shape="id114" draw:start-glue-point="2" draw:end-shape="id115" draw:end-glue-point="0" svg:d="m11000 10800v1057" svg:viewBox="0 0 1 1058">
          <text:p/>
        </draw:connector>
        <draw:connector draw:style-name="gr33" draw:text-style-name="P1" draw:layer="layout" draw:type="line" svg:x1="11cm" svg:y1="14.3cm" svg:x2="11cm" svg:y2="13.157cm" draw:start-shape="id116" draw:start-glue-point="0" draw:end-shape="id115" draw:end-glue-point="2" svg:d="m11000 14300v-1143" svg:viewBox="0 0 1 1144">
          <text:p/>
        </draw:connector>
        <draw:custom-shape draw:style-name="gr32" draw:text-style-name="P13" xml:id="id117" draw:id="id117" draw:layer="layout" svg:width="4.4cm" svg:height="1.3cm" svg:x="9.575cm" svg:y="1.8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0" draw:layer="layout" svg:width="9.8cm" svg:height="0.852cm" svg:x="1cm" svg:y="1cm">
          <draw:text-box>
            <text:p><text:span text:style-name="T3">figure name: shipment</text:span></text:p>
          </draw:text-box>
        </draw:frame>
        <draw:custom-shape draw:style-name="gr32" draw:text-style-name="P13" xml:id="id118" draw:id="id118" draw:layer="layout" svg:width="4.4cm" svg:height="1.3cm" svg:x="9.575cm" svg:y="4.1cm">
          <draw:glue-point draw:id="4" svg:x="5.034cm" svg:y="5.115cm"/>
          <draw:glue-point draw:id="5" svg:x="-1.761cm" svg:y="5cm"/>
          <draw:glue-point draw:id="6" svg:x="2.329cm" svg:y="5.115cm"/>
          <draw:glue-point draw:id="7" svg:x="-5.034cm" svg:y="5.11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775cm" svg:y1="3.1cm" svg:x2="11.775cm" svg:y2="4.1cm" draw:start-shape="id117" draw:start-glue-point="2" draw:end-shape="id118" draw:end-glue-point="0" svg:d="m11775 3100v1000" svg:viewBox="0 0 1 1001">
          <text:p/>
        </draw:connector>
        <draw:connector draw:style-name="gr33" draw:text-style-name="P1" draw:layer="layout" draw:type="line" svg:x1="15.6cm" svg:y1="6.35cm" svg:x2="12.799cm" svg:y2="5.4cm" draw:start-shape="id119" draw:start-glue-point="0" draw:end-shape="id118" draw:end-glue-point="6" svg:d="m15600 6350-2801-950" svg:viewBox="0 0 2802 951">
          <text:p/>
        </draw:connector>
        <draw:connector draw:style-name="gr33" draw:text-style-name="P1" draw:layer="layout" draw:type="line" svg:x1="5.849cm" svg:y1="6.35cm" svg:x2="9.575cm" svg:y2="5.4cm" draw:start-shape="id120" draw:start-glue-point="4" draw:end-shape="id118" draw:end-glue-point="7" svg:d="m5849 6350 3726-950" svg:viewBox="0 0 3727 951">
          <text:p/>
        </draw:connector>
        <draw:connector draw:style-name="gr33" draw:text-style-name="P1" draw:layer="layout" draw:type="line" svg:x1="20.5cm" svg:y1="6.35cm" svg:x2="13.975cm" svg:y2="5.4cm" draw:start-shape="id121" draw:start-glue-point="0" draw:end-shape="id118" draw:end-glue-point="4" svg:d="m20500 6350-6525-950" svg:viewBox="0 0 6526 951">
          <text:p/>
        </draw:connector>
        <draw:connector draw:style-name="gr33" draw:text-style-name="P1" draw:layer="layout" draw:type="line" svg:x1="11cm" svg:y1="8.8cm" svg:x2="11.001cm" svg:y2="5.4cm" draw:start-shape="id122" draw:start-glue-point="0" draw:end-shape="id118" draw:end-glue-point="5" svg:d="m11000 8800 1-3400" svg:viewBox="0 0 2 3401">
          <text:p/>
        </draw:connector>
        <draw:connector draw:style-name="gr33" draw:text-style-name="P1" draw:layer="layout" draw:type="line" svg:x1="8.8cm" svg:y1="10.428cm" svg:x2="6.6cm" svg:y2="10.428cm" draw:start-shape="id114" draw:start-glue-point="3" draw:end-shape="id112" svg:d="m8800 10428h-2200" svg:viewBox="0 0 2201 1">
          <text:p/>
        </draw:connector>
        <draw:frame draw:style-name="gr38" draw:text-style-name="P19" draw:layer="layout" svg:width="3.007cm" svg:height="0.764cm" svg:x="6.793cm" svg:y="9.736cm">
          <draw:text-box>
            <text:p text:style-name="P19"><text:span text:style-name="T10">0..1</text:span></text:p>
          </draw:text-box>
        </draw:frame>
        <draw:custom-shape draw:style-name="gr32" draw:text-style-name="P13" xml:id="id123" draw:id="id123" draw:layer="layout" svg:width="4.7cm" svg:height="1.3cm" svg:x="1.9cm" svg:y="3.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6.35cm" svg:x2="4.25cm" svg:y2="5cm" draw:start-shape="id120" draw:start-glue-point="0" draw:end-shape="id123" svg:d="m4250 6350v-1350" svg:viewBox="0 0 1 1351">
          <text:p/>
        </draw:connector>
        <draw:custom-shape draw:style-name="gr32" draw:text-style-name="P13" xml:id="id124" draw:id="id124" draw:layer="layout" svg:width="4.7cm" svg:height="1.3cm" svg:x="14.6cm" svg:y="9.778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2cm" svg:y1="10.428cm" svg:x2="14.6cm" svg:y2="10.428cm" draw:start-shape="id114" draw:start-glue-point="1" draw:end-shape="id124" draw:end-glue-point="3" svg:d="m13200 10428h1400" svg:viewBox="0 0 1401 1">
          <text:p/>
        </draw:connector>
      </draw:page>
      <draw:page draw:name="page14" draw:style-name="dp1" draw:master-page-name="Default">
        <draw:custom-shape draw:style-name="gr32" draw:text-style-name="P13" xml:id="id126" draw:id="id126" draw:layer="layout" svg:width="4.4cm" svg:height="1.3cm" svg:x="6.9cm" svg:y="4.4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1cm" svg:y1="3.2cm" svg:x2="9.1cm" svg:y2="4.4cm" draw:start-shape="id125" draw:end-shape="id126" svg:d="m9100 3200v1200" svg:viewBox="0 0 1 1201">
          <text:p/>
        </draw:connector>
        <draw:custom-shape draw:style-name="gr32" draw:text-style-name="P13" xml:id="id125" draw:id="id125" draw:layer="layout" svg:width="4.4cm" svg:height="1.3cm" svg:x="6.9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1cm" svg:y1="7cm" svg:x2="9.1cm" svg:y2="5.7cm" draw:start-shape="id127" draw:start-glue-point="0" draw:end-shape="id126" svg:d="m9100 7000v-1300" svg:viewBox="0 0 1 1301">
          <text:p/>
        </draw:connector>
        <draw:custom-shape draw:style-name="gr32" draw:text-style-name="P13" xml:id="id127" draw:id="id127" draw:layer="layout" svg:width="4.4cm" svg:height="1.3cm" svg:x="6.9cm" svg:y="7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28" draw:id="id128" draw:layer="layout" svg:width="4.4cm" svg:height="2.1cm" svg:x="6.9cm" svg:y="8.3cm">
          <draw:glue-point draw:id="4" svg:x="2.727cm" svg:y="5cm"/>
          <draw:glue-point draw:id="5" svg:x="-2.5cm" svg:y="5cm"/>
          <text:p text:style-name="P14"><text:span text:style-name="T6">name</text:span></text:p>
          <text:p text:style-name="P14"><text:span text:style-name="T6">description</text:span></text:p>
          <text:p text:style-name="P14"><text:span text:style-name="T6">shared</text:span></text:p>
          <text:p text:style-name="P14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0" draw:layer="layout" svg:width="9.8cm" svg:height="0.852cm" svg:x="1cm" svg:y="1cm">
          <draw:text-box>
            <text:p><text:span text:style-name="T3">figure name: centre-container-type</text:span></text:p>
          </draw:text-box>
        </draw:frame>
        <draw:custom-shape draw:style-name="gr32" draw:text-style-name="P13" xml:id="id129" draw:id="id129" draw:layer="layout" svg:width="4.4cm" svg:height="1.3cm" svg:x="1.1cm" svg:y="8.7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12"><text:span text:style-name="T6">&lt;&lt;value object&gt;&gt;</text:span></text:p>
          <text:p text:style-name="P12"><text:span text:style-name="T7">Container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6.9cm" svg:y1="9.35cm" svg:x2="5.5cm" svg:y2="9.35cm" draw:start-shape="id128" draw:start-glue-point="3" draw:end-shape="id129" svg:d="m6900 9350h-1400" svg:viewBox="0 0 1401 1">
          <text:p/>
        </draw:connector>
        <draw:custom-shape draw:style-name="gr32" draw:text-style-name="P13" xml:id="id130" draw:id="id130" draw:layer="layout" svg:width="5.2cm" svg:height="1.3cm" svg:x="3.8cm" svg:y="12.025cm">
          <draw:glue-point draw:id="4" svg:x="3.076cm" svg:y="-5.115cm"/>
          <draw:glue-point draw:id="5" svg:x="-3.636cm" svg:y="-5cm"/>
          <text:p text:style-name="P12"><text:span text:style-name="T6">&lt;&lt;entity&gt;&gt;</text:span></text:p>
          <text:p text:style-name="P12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1" draw:id="id131" draw:layer="layout" svg:width="5.2cm" svg:height="1.3cm" svg:x="9.3cm" svg:y="12.025cm">
          <draw:glue-point draw:id="4" svg:x="3.636cm" svg:y="-5cm"/>
          <draw:glue-point draw:id="5" svg:x="-3.076cm" svg:y="-5.115cm"/>
          <text:p text:style-name="P12"><text:span text:style-name="T6">&lt;&lt;entity&gt;&gt;</text:span></text:p>
          <text:p text:style-name="P12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7.999cm" svg:y1="12.025cm" svg:x2="8cm" svg:y2="10.4cm" draw:start-shape="id130" draw:start-glue-point="4" draw:end-shape="id128" draw:end-glue-point="5" svg:d="m7999 12025 1-1625" svg:viewBox="0 0 2 1626">
          <text:p/>
        </draw:connector>
        <draw:connector draw:style-name="gr36" draw:text-style-name="P1" draw:layer="layout" draw:type="line" svg:x1="10.301cm" svg:y1="12.025cm" svg:x2="10.299cm" svg:y2="10.4cm" draw:start-shape="id131" draw:start-glue-point="5" draw:end-shape="id128" draw:end-glue-point="4" svg:d="m10301 12025-2-1625" svg:viewBox="0 0 3 1626">
          <text:p/>
        </draw:connector>
        <draw:custom-shape draw:style-name="gr32" draw:text-style-name="P15" draw:layer="layout" svg:width="5.2cm" svg:height="0.8cm" svg:x="3.8cm" svg:y="13.3cm">
          <draw:glue-point draw:id="4" svg:x="2.5cm" svg:y="5cm"/>
          <draw:glue-point draw:id="5" svg:x="-2.5cm" svg:y="5cm"/>
          <text:p text:style-name="P14"><text:span text:style-name="T6">top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51cm" svg:y1="12.025cm" svg:x2="4.499cm" svg:y2="10cm" draw:start-shape="id130" draw:start-glue-point="5" draw:end-shape="id129" draw:end-glue-point="6" svg:d="m4510 12025-11-2025" svg:viewBox="0 0 12 2026">
          <text:p/>
        </draw:connector>
        <draw:custom-shape draw:style-name="gr32" draw:text-style-name="P13" xml:id="id132" draw:id="id132" draw:layer="layout" svg:width="4.4cm" svg:height="1.3cm" svg:x="13.5cm" svg:y="7cm">
          <draw:glue-point draw:id="4" svg:x="5.034cm" svg:y="5.115cm"/>
          <draw:glue-point draw:id="5" svg:x="5.034cm" svg:y="-5.115cm"/>
          <draw:glue-point draw:id="6" svg:x="5.034cm" svg:y="5.115cm"/>
          <draw:glue-point draw:id="7" svg:x="-5.034cm" svg:y="5.115cm"/>
          <text:p text:style-name="P12"><text:span text:style-name="T6">&lt;&lt;value object&gt;&gt;</text:span></text:p>
          <text:p text:style-name="P12"><text:span text:style-name="T7">ContainerSchema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3cm" svg:y1="7.65cm" svg:x2="13.5cm" svg:y2="7.65cm" draw:start-shape="id127" draw:start-glue-point="1" draw:end-shape="id132" draw:end-glue-point="3" svg:d="m11300 7650h2200" svg:viewBox="0 0 2201 1">
          <text:p/>
        </draw:connector>
        <draw:connector draw:style-name="gr33" draw:text-style-name="P1" draw:layer="layout" draw:type="line" svg:x1="15.7cm" svg:y1="5.825cm" svg:x2="15.7cm" svg:y2="7cm" draw:start-shape="id133" draw:start-glue-point="2" draw:end-shape="id132" draw:end-glue-point="0" svg:d="m15700 5825v1175" svg:viewBox="0 0 1 1176">
          <text:p/>
        </draw:connector>
        <draw:custom-shape draw:style-name="gr32" draw:text-style-name="P13" draw:layer="layout" svg:width="4.4cm" svg:height="1.3cm" svg:x="13.5cm" svg:y="3.1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Container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33" draw:id="id133" draw:layer="layout" svg:width="4.4cm" svg:height="1.5cm" svg:x="13.5cm" svg:y="4.325cm">
          <draw:glue-point draw:id="4" svg:x="2.5cm" svg:y="5cm"/>
          <draw:glue-point draw:id="5" svg:x="-2.5cm" svg:y="5cm"/>
          <text:p text:style-name="P14"><text:span text:style-name="T6">name</text:span></text:p>
          <text:p text:style-name="P14"><text:span text:style-name="T6">description</text:span></text:p>
          <text:p text:style-name="P14"><text:span text:style-name="T6">sha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4" draw:id="id134" draw:layer="layout" svg:width="5.6cm" svg:height="1.3cm" svg:x="12.9cm" svg:y="9.425cm">
          <draw:glue-point draw:id="4" svg:x="3.636cm" svg:y="-5cm"/>
          <draw:glue-point draw:id="5" svg:x="-3.636cm" svg:y="-5cm"/>
          <text:p text:style-name="P12"><text:span text:style-name="T6">&lt;&lt;value object&gt;&gt;</text:span></text:p>
          <text:p text:style-name="P12"><text:span text:style-name="T7">ContainerSchema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5.6cm" svg:height="0.8cm" svg:x="12.9cm" svg:y="10.7cm">
          <draw:glue-point draw:id="4" svg:x="2.5cm" svg:y="5cm"/>
          <draw:glue-point draw:id="5" svg:x="-5.026cm" svg:y="5.187cm"/>
          <text:p text:style-name="P14"><text:span text:style-name="T6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7cm" svg:y1="9.425cm" svg:x2="15.7cm" svg:y2="8.3cm" draw:start-shape="id134" draw:start-glue-point="0" draw:end-shape="id132" draw:end-glue-point="2" svg:d="m15700 9425v-1125" svg:viewBox="0 0 1 1126">
          <text:p/>
        </draw:connector>
        <draw:frame draw:style-name="gr38" draw:text-style-name="P19" draw:layer="layout" svg:width="1.3cm" svg:height="0.764cm" svg:x="3.4cm" svg:y="10.236cm">
          <draw:text-box>
            <text:p text:style-name="P18"><text:span text:style-name="T10">0..*</text:span></text:p>
          </draw:text-box>
        </draw:frame>
        <draw:connector draw:style-name="gr33" draw:text-style-name="P1" draw:layer="layout" draw:type="line" svg:x1="13.5cm" svg:y1="5.075cm" svg:x2="11.3cm" svg:y2="5.05cm" draw:start-shape="id133" draw:start-glue-point="3" draw:end-shape="id126" draw:end-glue-point="1" svg:d="m13500 5075-2200-25" svg:viewBox="0 0 2201 26">
          <text:p/>
        </draw:connector>
      </draw:page>
      <draw:page draw:name="page15" draw:style-name="dp1" draw:master-page-name="Default">
        <draw:custom-shape draw:style-name="gr32" draw:text-style-name="P13" xml:id="id136" draw:id="id136" draw:layer="layout" svg:width="4.4cm" svg:height="1.3cm" svg:x="2.9cm" svg:y="4.1cm">
          <draw:glue-point draw:id="4" svg:x="5.034cm" svg:y="5.115cm" draw:escape-direction="down"/>
          <draw:glue-point draw:id="5" svg:x="-5.034cm" svg:y="5cm"/>
          <draw:glue-point draw:id="6" svg:x="1.1cm" svg:y="0.65cm" draw:align="center"/>
          <draw:glue-point draw:id="7" svg:x="-2.272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1cm" svg:y1="3.1cm" svg:x2="5.1cm" svg:y2="4.1cm" draw:start-shape="id135" draw:start-glue-point="2" draw:end-shape="id136" draw:end-glue-point="0" svg:d="m5100 3100v1000" svg:viewBox="0 0 1 1001">
          <text:p/>
        </draw:connector>
        <draw:custom-shape draw:style-name="gr32" draw:text-style-name="P13" xml:id="id135" draw:id="id135" draw:layer="layout" svg:width="4.4cm" svg:height="1.3cm" svg:x="2.9cm" svg:y="1.8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6.199cm" svg:y1="9.1cm" svg:x2="6.2cm" svg:y2="5.4cm" draw:start-shape="id137" draw:start-glue-point="4" draw:end-shape="id136" draw:end-glue-point="6" svg:d="m6199 9100 1-3700" svg:viewBox="0 0 2 3701">
          <text:p/>
        </draw:connector>
        <draw:custom-shape draw:style-name="gr32" draw:text-style-name="P13" xml:id="id137" draw:id="id137" draw:layer="layout" svg:width="4.4cm" svg:height="1.3cm" svg:x="2.4cm" svg:y="9.1cm">
          <draw:glue-point draw:id="4" svg:x="3.636cm" svg:y="-5cm"/>
          <draw:glue-point draw:id="5" svg:x="-1.136cm" svg:y="-5cm"/>
          <text:p text:style-name="P12"><text:span text:style-name="T6">&lt;&lt;entity&gt;&gt;</text:span></text:p>
          <text:p text:style-name="P12"><text:span text:style-name="T7">Container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0.7cm" svg:x="2.4cm" svg:y="10.4cm">
          <draw:glue-point draw:id="4" svg:x="2.727cm" svg:y="5cm"/>
          <draw:glue-point draw:id="5" svg:x="-2.5cm" svg:y="5cm"/>
          <text:p text:style-name="P14"><text:span text:style-name="T6">tempera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0" draw:layer="layout" svg:width="9.8cm" svg:height="0.852cm" svg:x="1cm" svg:y="1cm">
          <draw:text-box>
            <text:p><text:span text:style-name="T3">figure name: centre-container</text:span></text:p>
          </draw:text-box>
        </draw:frame>
        <draw:connector draw:style-name="gr33" draw:text-style-name="P1" draw:layer="layout" draw:type="line" svg:x1="6.8cm" svg:y1="9.75cm" svg:x2="7.9cm" svg:y2="9.75cm" draw:start-shape="id137" draw:start-glue-point="1" draw:end-shape="id138" draw:end-glue-point="3" svg:d="m6800 9750h1100" svg:viewBox="0 0 1101 1">
          <text:p/>
        </draw:connector>
        <draw:custom-shape draw:style-name="gr32" draw:text-style-name="P13" xml:id="id138" draw:id="id138" draw:layer="layout" svg:width="4.4cm" svg:height="1.3cm" svg:x="7.9cm" svg:y="9.1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ontainerTre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39" draw:id="id139" draw:layer="layout" svg:width="5.8cm" svg:height="1.7cm" svg:x="13.6cm" svg:y="8.9cm">
          <draw:glue-point draw:id="4" svg:x="2.586cm" svg:y="-5cm"/>
          <draw:glue-point draw:id="5" svg:x="-2.758cm" svg:y="-5cm"/>
          <draw:glue-point draw:id="6" svg:x="-5.025cm" svg:y="-5cm"/>
          <draw:glue-point draw:id="7" svg:x="5.025cm" svg:y="-5.088cm"/>
          <text:p text:style-name="P12"><text:span text:style-name="T6">&lt;&lt;entity&gt;&gt;</text:span></text:p>
          <text:p text:style-name="P12"><text:span text:style-name="T7">Container</text:span></text:p>
          <text:p text:style-name="P12"><text:span text:style-name="T7">&lt;T extends ContainerTyp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41" draw:id="id141" draw:layer="layout" svg:width="5.8cm" svg:height="1.3cm" svg:x="13.6cm" svg:y="10.6cm">
          <draw:glue-point draw:id="4" svg:x="1.379cm" svg:y="5cm"/>
          <draw:glue-point draw:id="5" svg:x="-1.379cm" svg:y="5cm"/>
          <draw:glue-point draw:id="6" svg:x="-5.025cm" svg:y="5.045cm"/>
          <text:p text:style-name="P14"><text:span text:style-name="T6">inventoryId</text:span></text:p>
          <text:p text:style-name="P14"><text:span text:style-name="T6">lab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6cm" svg:y1="9.75cm" svg:x2="12.3cm" svg:y2="9.75cm" draw:start-shape="id139" draw:start-glue-point="3" draw:end-shape="id138" svg:d="m13600 9750h-1300" svg:viewBox="0 0 1301 1">
          <text:p/>
        </draw:connector>
        <draw:custom-shape draw:style-name="gr32" draw:text-style-name="P13" xml:id="id140" draw:id="id140" draw:layer="layout" svg:width="4.4cm" svg:height="1.3cm" svg:x="14.3cm" svg:y="5.8cm">
          <draw:glue-point draw:id="4" svg:x="3.409cm" svg:y="5.115cm" draw:escape-direction="down"/>
          <draw:glue-point draw:id="5" svg:x="-3.636cm" svg:y="5cm"/>
          <draw:glue-point draw:id="6" svg:x="-3.636cm" svg:y="-5cm"/>
          <draw:glue-point draw:id="7" svg:x="3.409cm" svg:y="-5cm"/>
          <text:p text:style-name="P12"><text:span text:style-name="T6">&lt;&lt;value object&gt;&gt;</text:span></text:p>
          <text:p text:style-name="P12"><text:span text:style-name="T7">Container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4.901cm" svg:y1="8.9cm" svg:x2="14.901cm" svg:y2="7.1cm" draw:start-shape="id139" draw:start-glue-point="5" draw:end-shape="id140" draw:end-glue-point="5" svg:d="m14901 8900v-1800" svg:viewBox="0 0 1 1801">
          <text:p/>
        </draw:connector>
        <draw:connector draw:style-name="gr42" draw:text-style-name="P1" draw:layer="layout" draw:type="line" svg:x1="19.4cm" svg:y1="11.25cm" svg:x2="21.2cm" svg:y2="11.25cm" draw:start-shape="id141" draw:start-glue-point="1" draw:end-shape="id142" svg:d="m19400 11250h1800" svg:viewBox="0 0 1801 1">
          <text:p/>
        </draw:connector>
        <draw:custom-shape draw:style-name="gr32" draw:text-style-name="P13" xml:id="id142" draw:id="id142" draw:layer="layout" svg:width="5.2cm" svg:height="1.3cm" svg:x="21.2cm" svg:y="10.6cm">
          <draw:glue-point draw:id="4" svg:x="3.461cm" svg:y="5cm"/>
          <draw:glue-point draw:id="5" svg:x="-3.636cm" svg:y="-5cm"/>
          <text:p text:style-name="P12"><text:span text:style-name="T6">&lt;&lt;entity&gt;&gt;</text:span></text:p>
          <text:p text:style-name="P12"><text:span text:style-name="T7">Storage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43" draw:id="id143" draw:layer="layout" svg:width="5.2cm" svg:height="1.3cm" svg:x="21.2cm" svg:y="9.1cm">
          <draw:glue-point draw:id="4" svg:x="3.636cm" svg:y="-5cm"/>
          <draw:glue-point draw:id="5" svg:x="-3.269cm" svg:y="5cm"/>
          <text:p text:style-name="P12"><text:span text:style-name="T6">&lt;&lt;entity&gt;&gt;</text:span></text:p>
          <text:p text:style-name="P12"><text:span text:style-name="T7">SpecimenContainer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" draw:layer="layout" draw:type="line" svg:x1="19.4cm" svg:y1="9.75cm" svg:x2="21.2cm" svg:y2="9.75cm" draw:start-shape="id139" draw:start-glue-point="1" draw:end-shape="id143" draw:end-glue-point="3" svg:d="m19400 9750h1800" svg:viewBox="0 0 1801 1">
          <text:p/>
        </draw:connector>
        <draw:custom-shape draw:style-name="gr32" draw:text-style-name="P13" xml:id="id144" draw:id="id144" draw:layer="layout" svg:width="5.2cm" svg:height="1.3cm" svg:x="11.2cm" svg:y="13.3cm">
          <draw:glue-point draw:id="4" svg:x="3.653cm" svg:y="-5cm"/>
          <draw:glue-point draw:id="5" svg:x="-3.636cm" svg:y="-5cm"/>
          <text:p text:style-name="P12"><text:span text:style-name="T6">&lt;&lt;entity&gt;&gt;</text:span></text:p>
          <text:p text:style-name="P12"><text:span text:style-name="T7">Storag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45" draw:id="id145" draw:layer="layout" svg:width="5.2cm" svg:height="1.3cm" svg:x="16.6cm" svg:y="13.3cm">
          <draw:glue-point draw:id="4" svg:x="3.636cm" svg:y="-5cm"/>
          <draw:glue-point draw:id="5" svg:x="-3.653cm" svg:y="-5cm"/>
          <text:p text:style-name="P12"><text:span text:style-name="T6">&lt;&lt;entity&gt;&gt;</text:span></text:p>
          <text:p text:style-name="P12"><text:span text:style-name="T7">Specimen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5.699cm" svg:y1="13.3cm" svg:x2="15.701cm" svg:y2="11.9cm" draw:start-shape="id144" draw:start-glue-point="4" draw:end-shape="id141" draw:end-glue-point="5" svg:d="m15699 13300 2-1400" svg:viewBox="0 0 3 1401">
          <text:p/>
        </draw:connector>
        <draw:connector draw:style-name="gr36" draw:text-style-name="P1" draw:layer="layout" draw:type="line" svg:x1="17.301cm" svg:y1="13.3cm" svg:x2="17.299cm" svg:y2="11.9cm" draw:start-shape="id145" draw:start-glue-point="5" draw:end-shape="id141" draw:end-glue-point="4" svg:d="m17301 13300-2-1400" svg:viewBox="0 0 3 1401">
          <text:p/>
        </draw:connector>
        <draw:connector draw:style-name="gr33" draw:text-style-name="P1" draw:layer="layout" draw:type="line" svg:x1="17.999cm" svg:y1="8.9cm" svg:x2="17.999cm" svg:y2="7.1cm" draw:start-shape="id139" draw:start-glue-point="4" draw:end-shape="id140" draw:end-glue-point="4" svg:d="m17999 8900v-1800" svg:viewBox="0 0 1 1801">
          <text:p/>
        </draw:connector>
        <draw:frame draw:style-name="gr38" draw:text-style-name="P23" draw:layer="layout" svg:width="2.2cm" svg:height="0.764cm" svg:x="15.9cm" svg:y="7.436cm">
          <draw:text-box>
            <text:p text:style-name="P8"><text:span text:style-name="T10">parentId</text:span></text:p>
          </draw:text-box>
          <draw:glue-point draw:id="4" svg:x="0cm" svg:y="2.382cm"/>
        </draw:frame>
        <draw:custom-shape draw:style-name="gr32" draw:text-style-name="P13" draw:layer="layout" svg:width="4.4cm" svg:height="1.3cm" svg:x="16.8cm" svg:y="1.8cm">
          <text:p text:style-name="P12"><text:span text:style-name="T6">&lt;&lt;value object&gt;&gt;</text:span></text:p>
          <text:p text:style-name="P12"><text:span text:style-name="T7">Container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146" draw:id="id146" draw:layer="layout" svg:width="4.4cm" svg:height="1.1cm" svg:x="16.8cm" svg:y="3.05cm">
          <draw:glue-point draw:id="4" svg:x="-2.272cm" svg:y="5.136cm"/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8.001cm" svg:y1="4.15cm" svg:x2="17.999cm" svg:y2="5.8cm" draw:start-shape="id146" draw:start-glue-point="4" draw:end-shape="id140" draw:end-glue-point="7" svg:d="m18001 4150-2 1650" svg:viewBox="0 0 3 1651">
          <text:p/>
        </draw:connector>
        <draw:custom-shape draw:style-name="gr32" draw:text-style-name="P13" xml:id="id147" draw:id="id147" draw:layer="layout" svg:width="4.4cm" svg:height="1.3cm" svg:x="11.5cm" svg:y="1.8cm">
          <draw:glue-point draw:id="4" svg:x="2.727cm" svg:y="5.115cm"/>
          <draw:glue-point draw:id="5" svg:x="-3.636cm" svg:y="-5cm"/>
          <text:p text:style-name="P12"><text:span text:style-name="T6">&lt;&lt;entity&gt;&gt;</text:span></text:p>
          <text:p text:style-name="P1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4.899cm" svg:y1="3.1cm" svg:x2="14.901cm" svg:y2="5.8cm" draw:start-shape="id147" draw:start-glue-point="4" draw:end-shape="id140" draw:end-glue-point="6" svg:d="m14899 3100 2 2700" svg:viewBox="0 0 3 2701">
          <text:p/>
        </draw:connector>
        <draw:frame draw:style-name="gr38" draw:text-style-name="P23" draw:layer="layout" svg:width="1.3cm" svg:height="0.764cm" svg:x="16.8cm" svg:y="7cm">
          <draw:text-box>
            <text:p text:style-name="P8"><text:span text:style-name="T10">0..1</text:span></text:p>
          </draw:text-box>
        </draw:frame>
        <draw:custom-shape draw:style-name="gr32" draw:text-style-name="P13" xml:id="id148" draw:id="id148" draw:layer="layout" svg:width="5.5cm" svg:height="1.3cm" svg:x="19.4cm" svg:y="5.8cm">
          <draw:glue-point draw:id="4" svg:x="-3.363cm" svg:y="5cm"/>
          <draw:glue-point draw:id="5" svg:x="-3.636cm" svg:y="-5cm"/>
          <text:p text:style-name="P12"><text:span text:style-name="T6">&lt;&lt;value object&gt;&gt;</text:span></text:p>
          <text:p text:style-name="P12"><text:span text:style-name="T7">ContainerSchema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9.4cm" svg:y1="8.9cm" svg:x2="20.301cm" svg:y2="7.1cm" draw:start-shape="id139" draw:start-glue-point="7" draw:end-shape="id148" draw:end-glue-point="4" svg:d="m19400 8900 901-1800" svg:viewBox="0 0 902 1801">
          <text:p/>
        </draw:connector>
        <draw:custom-shape draw:style-name="gr32" draw:text-style-name="P13" xml:id="id149" draw:id="id149" draw:layer="layout" svg:width="4.4cm" svg:height="1.3cm" svg:x="9.2cm" svg:y="5.8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12"><text:span text:style-name="T6">&lt;&lt;value object&gt;&gt;</text:span></text:p>
          <text:p text:style-name="P12"><text:span text:style-name="T7">Container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6cm" svg:y1="8.9cm" svg:x2="12.599cm" svg:y2="7.1cm" draw:start-shape="id139" draw:start-glue-point="6" draw:end-shape="id149" draw:end-glue-point="6" svg:d="m13600 8900-1001-1800" svg:viewBox="0 0 1002 1801">
          <text:p/>
        </draw:connector>
        <draw:custom-shape draw:style-name="gr32" draw:text-style-name="P13" xml:id="id150" draw:id="id150" draw:layer="layout" svg:width="4.4cm" svg:height="1.3cm" svg:x="1.1cm" svg:y="6.6cm">
          <draw:glue-point draw:id="4" svg:x="5.034cm" svg:y="5.115cm" draw:escape-direction="down"/>
          <draw:glue-point draw:id="5" svg:x="1.818cm" svg:y="-5.115cm"/>
          <draw:glue-point draw:id="6" svg:x="0.8cm" svg:y="0.65cm" draw:align="center"/>
          <draw:glue-point draw:id="7" svg:x="-2.272cm" svg:y="5cm"/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101cm" svg:y1="9.1cm" svg:x2="4.1cm" svg:y2="7.9cm" draw:start-shape="id137" draw:start-glue-point="5" draw:end-shape="id150" draw:end-glue-point="6" svg:d="m4101 9100-1-1200" svg:viewBox="0 0 2 1201">
          <text:p/>
        </draw:connector>
        <draw:connector draw:style-name="gr33" draw:text-style-name="P1" draw:layer="layout" draw:type="line" svg:x1="4.099cm" svg:y1="6.6cm" svg:x2="4.101cm" svg:y2="5.4cm" draw:start-shape="id150" draw:start-glue-point="5" draw:end-shape="id136" draw:end-glue-point="7" svg:d="m4099 6600 2-1200" svg:viewBox="0 0 3 1201">
          <text:p/>
        </draw:connector>
      </draw:page>
      <draw:page draw:name="page16" draw:style-name="dp1" draw:master-page-name="Default">
        <draw:custom-shape draw:style-name="gr32" draw:text-style-name="P13" xml:id="id152" draw:id="id152" draw:layer="layout" svg:width="4.4cm" svg:height="1.3cm" svg:x="1.7cm" svg:y="4.3cm">
          <draw:glue-point draw:id="4" svg:x="5.034cm" svg:y="5.115cm" draw:escape-direction="down"/>
          <draw:glue-point draw:id="5" svg:x="-5.034cm" svg:y="5cm"/>
          <draw:glue-point draw:id="6" svg:x="1.1cm" svg:y="0.65cm" draw:align="center"/>
          <draw:glue-point draw:id="7" svg:x="-2.272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9cm" svg:y1="3.2cm" svg:x2="3.9cm" svg:y2="4.3cm" draw:start-shape="id151" draw:end-shape="id152" svg:d="m3900 3200v1100" svg:viewBox="0 0 1 1101">
          <text:p/>
        </draw:connector>
        <draw:custom-shape draw:style-name="gr32" draw:text-style-name="P13" xml:id="id151" draw:id="id151" draw:layer="layout" svg:width="4.4cm" svg:height="1.3cm" svg:x="1.7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0" draw:layer="layout" svg:width="9.8cm" svg:height="0.852cm" svg:x="1cm" svg:y="1cm">
          <draw:text-box>
            <text:p><text:span text:style-name="T3">figure name: centre-container-constraints</text:span></text:p>
          </draw:text-box>
        </draw:frame>
        <draw:connector draw:style-name="gr33" draw:text-style-name="P1" draw:layer="layout" draw:type="line" svg:x1="3.9cm" svg:y1="6.625cm" svg:x2="3.9cm" svg:y2="5.6cm" draw:start-shape="id153" draw:start-glue-point="0" draw:end-shape="id152" draw:end-glue-point="2" svg:d="m3900 6625v-1025" svg:viewBox="0 0 1 1026">
          <text:p/>
        </draw:connector>
        <draw:custom-shape draw:style-name="gr32" draw:text-style-name="P13" xml:id="id153" draw:id="id153" draw:layer="layout" svg:width="4.6cm" svg:height="1.3cm" svg:x="1.6cm" svg:y="6.625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ContainerConstra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56" draw:id="id156" draw:layer="layout" svg:width="4.6cm" svg:height="2.8cm" svg:x="1.6cm" svg:y="7.9cm">
          <draw:glue-point draw:id="4" svg:x="2.727cm" svg:y="5cm"/>
          <draw:glue-point draw:id="5" svg:x="-2.5cm" svg:y="5cm"/>
          <text:p text:style-name="P14"><text:span text:style-name="T6">name</text:span></text:p>
          <text:p text:style-name="P14"><text:span text:style-name="T6">description</text:span></text:p>
          <text:p text:style-name="P14"><text:span text:style-name="T6">anatomicalSources</text:span></text:p>
          <text:p text:style-name="P14"><text:span text:style-name="T6">specimenTypes</text:span></text:p>
          <text:p text:style-name="P14"><text:span text:style-name="T6">preservationTy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54" draw:id="id154" draw:layer="layout" svg:width="5.2cm" svg:height="1.3cm" svg:x="1.3cm" svg:y="14.6cm">
          <draw:glue-point draw:id="4" svg:x="3.653cm" svg:y="-5cm"/>
          <draw:glue-point draw:id="5" svg:x="-3.636cm" svg:y="-5cm"/>
          <text:p text:style-name="P12"><text:span text:style-name="T6">&lt;&lt;entity&gt;&gt;</text:span></text:p>
          <text:p text:style-name="P12"><text:span text:style-name="T7">Storag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9cm" svg:y1="14.6cm" svg:x2="3.9cm" svg:y2="13.3cm" draw:start-shape="id154" draw:start-glue-point="0" draw:end-shape="id155" svg:d="m3900 14600v-1300" svg:viewBox="0 0 1 1301">
          <text:p/>
        </draw:connector>
        <draw:custom-shape draw:style-name="gr32" draw:text-style-name="P13" xml:id="id155" draw:id="id155" draw:layer="layout" svg:width="5.6cm" svg:height="1.3cm" svg:x="1.1cm" svg:y="12cm">
          <draw:glue-point draw:id="4" svg:x="3.035cm" svg:y="5cm"/>
          <draw:glue-point draw:id="5" svg:x="-3.636cm" svg:y="-5cm"/>
          <text:p text:style-name="P12"><text:span text:style-name="T6">&lt;&lt;value object&gt;&gt;</text:span></text:p>
          <text:p text:style-name="P12"><text:span text:style-name="T7">ContainerConstraints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9cm" svg:y1="10.7cm" svg:x2="3.9cm" svg:y2="12cm" draw:start-shape="id156" draw:start-glue-point="2" draw:end-shape="id155" draw:end-glue-point="0" svg:d="m3900 10700v1300" svg:viewBox="0 0 1 1301">
          <text:p/>
        </draw:connector>
        <draw:frame draw:style-name="gr38" draw:text-style-name="P19" draw:layer="layout" svg:width="1.4cm" svg:height="0.764cm" svg:x="2.6cm" svg:y="13.3cm">
          <draw:text-box>
            <text:p text:style-name="P8"><text:span text:style-name="T10">0..1</text:span></text:p>
          </draw:text-box>
        </draw:frame>
      </draw:page>
      <draw:page draw:name="page17" draw:style-name="dp1" draw:master-page-name="Default">
        <draw:custom-shape draw:style-name="gr32" draw:text-style-name="P13" xml:id="id158" draw:id="id158" draw:layer="layout" svg:width="4.4cm" svg:height="1.3cm" svg:x="11.83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57" draw:id="id157" draw:layer="layout" svg:width="4.4cm" svg:height="1.3cm" svg:x="6cm" svg:y="1.9cm">
          <draw:glue-point draw:id="4" svg:x="-5.034cm" svg:y="5.115cm"/>
          <draw:glue-point draw:id="5" svg:x="5.034cm" svg:y="5cm"/>
          <text:p text:style-name="P12"><text:span text:style-name="T6">&lt;&lt;aggregate root&gt;&gt;</text:span></text:p>
          <text:p text:style-name="P12"><text:span text:style-name="T7">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10" draw:layer="layout" svg:width="9.8cm" svg:height="0.852cm" svg:x="1cm" svg:y="1cm">
          <draw:text-box>
            <text:p><text:span text:style-name="T3">figure name: specimen-request</text:span></text:p>
          </draw:text-box>
        </draw:frame>
        <draw:connector draw:style-name="gr33" draw:text-style-name="P1" draw:layer="layout" draw:type="line" svg:x1="10.4cm" svg:y1="2.55cm" svg:x2="11.832cm" svg:y2="2.55cm" draw:start-shape="id157" draw:start-glue-point="1" draw:end-shape="id158" draw:end-glue-point="3" svg:d="m10400 2550h1432" svg:viewBox="0 0 1433 1">
          <text:p/>
        </draw:connector>
        <draw:custom-shape draw:style-name="gr32" draw:text-style-name="P13" xml:id="id161" draw:id="id161" draw:layer="layout" svg:width="4.4cm" svg:height="1.3cm" svg:x="1.1cm" svg:y="7.6cm">
          <text:p text:style-name="P12"><text:span text:style-name="T6">&lt;&lt;entity&gt;&gt;</text:span></text:p>
          <text:p text:style-name="P12"><text:span text:style-name="T7">Reques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60" draw:id="id160" draw:layer="layout" svg:width="4.4cm" svg:height="1.3cm" svg:x="1.1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Reques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6cm" svg:y1="3.9cm" svg:x2="3.3cm" svg:y2="5cm" draw:start-shape="id159" draw:start-glue-point="5" draw:end-shape="id160" draw:end-glue-point="0" svg:d="m6000 3900-2700 1100" svg:viewBox="0 0 2701 1101">
          <text:p/>
        </draw:connector>
        <draw:connector draw:style-name="gr33" draw:text-style-name="P1" draw:layer="layout" draw:type="line" svg:x1="3.3cm" svg:y1="7.6cm" svg:x2="3.3cm" svg:y2="6.3cm" draw:start-shape="id161" draw:start-glue-point="0" draw:end-shape="id160" draw:end-glue-point="2" svg:d="m3300 7600v-1300" svg:viewBox="0 0 1 1301">
          <text:p/>
        </draw:connector>
        <draw:custom-shape draw:style-name="gr32" draw:text-style-name="P13" xml:id="id163" draw:id="id163" draw:layer="layout" svg:width="4.4cm" svg:height="1.3cm" svg:x="1.1cm" svg:y="11.3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64" draw:id="id164" draw:layer="layout" svg:width="4.4cm" svg:height="1.3cm" svg:x="10.9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65" draw:id="id165" draw:layer="layout" svg:width="4.4cm" svg:height="1.3cm" svg:x="6.015cm" svg:y="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CenterLocatio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cm" svg:y1="10cm" svg:x2="3.3cm" svg:y2="11.3cm" draw:start-shape="id162" draw:start-glue-point="2" draw:end-shape="id163" draw:end-glue-point="0" svg:d="m3300 10000v1300" svg:viewBox="0 0 1 1301">
          <text:p/>
        </draw:connector>
        <draw:connector draw:style-name="gr33" draw:text-style-name="P1" draw:layer="layout" draw:type="line" svg:x1="10.4cm" svg:y1="3.9cm" svg:x2="13.1cm" svg:y2="5cm" draw:start-shape="id159" draw:start-glue-point="4" draw:end-shape="id164" draw:end-glue-point="0" svg:d="m10400 3900 2700 1100" svg:viewBox="0 0 2701 1101">
          <text:p/>
        </draw:connector>
        <draw:connector draw:style-name="gr33" draw:text-style-name="P1" draw:layer="layout" draw:type="line" svg:x1="8.2cm" svg:y1="3.9cm" svg:x2="8.215cm" svg:y2="5cm" draw:start-shape="id159" draw:end-shape="id165" draw:end-glue-point="0" svg:d="m8200 3900 15 1100" svg:viewBox="0 0 16 1101">
          <text:p/>
        </draw:connector>
        <draw:custom-shape draw:style-name="gr32" draw:text-style-name="P17" xml:id="id159" draw:id="id159" draw:layer="layout" svg:width="4.4cm" svg:height="0.7cm" svg:x="6cm" svg:y="3.2cm">
          <draw:glue-point draw:id="4" svg:x="5.034cm" svg:y="5cm"/>
          <draw:glue-point draw:id="5" svg:x="-5.034cm" svg:y="5cm"/>
          <draw:glue-point draw:id="6" svg:x="5.034cm" svg:y="5cm"/>
          <text:p text:style-name="P16"><text:span text:style-name="T6">timeSubmi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62" draw:id="id162" draw:layer="layout" svg:width="4.4cm" svg:height="1.1cm" svg:x="1.1cm" svg:y="8.9cm">
          <draw:glue-point draw:id="4" svg:x="5.034cm" svg:y="5cm"/>
          <draw:glue-point draw:id="5" svg:x="-5.034cm" svg:y="5cm"/>
          <draw:glue-point draw:id="6" svg:x="5.034cm" svg:y="5cm"/>
          <text:p text:style-name="P16"><text:span text:style-name="T6">state</text:span></text:p>
          <text:p text:style-name="P16"><text:span text:style-name="T6">userClaimedB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9" draw:layer="layout" svg:width="1.4cm" svg:height="0.764cm" svg:x="10.8cm" svg:y="4.336cm">
          <draw:text-box>
            <text:p text:style-name="P8"><text:span text:style-name="T10">0..*</text:span></text:p>
          </draw:text-box>
        </draw:frame>
      </draw:page>
      <draw:page draw:name="page18" draw:style-name="dp1" draw:master-page-name="Default">
        <draw:custom-shape draw:style-name="gr32" draw:text-style-name="P13" xml:id="id167" draw:id="id167" draw:layer="layout" svg:width="4.4cm" svg:height="1.3cm" svg:x="8.8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13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cm" svg:y1="4.425cm" svg:x2="11cm" svg:y2="3.2cm" draw:start-shape="id166" draw:start-glue-point="0" draw:end-shape="id167" draw:end-glue-point="2" svg:d="m11000 4425v-1225" svg:viewBox="0 0 1 1226">
          <text:p/>
        </draw:connector>
        <draw:custom-shape draw:style-name="gr32" draw:text-style-name="P13" xml:id="id169" draw:id="id169" draw:layer="layout" svg:width="6.264cm" svg:height="1.3cm" svg:x="14.618cm" svg:y="7.156cm"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68" draw:id="id168" draw:layer="layout" svg:width="6.8cm" svg:height="1.3cm" svg:x="7.6cm" svg:y="7.156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0" draw:id="id170" draw:layer="layout" svg:width="5.787cm" svg:height="1.3cm" svg:x="1.357cm" svg:y="7.156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66" draw:id="id166" draw:layer="layout" svg:width="4.7cm" svg:height="1.3cm" svg:x="8.65cm" svg:y="4.425cm">
          <draw:glue-point draw:id="4" svg:x="-5cm" svg:y="5cm"/>
          <draw:glue-point draw:id="5" svg:x="5.031cm" svg:y="5.115cm"/>
          <draw:glue-point draw:id="6" svg:x="-2.176cm" svg:y="4.807cm"/>
          <draw:glue-point draw:id="7" svg:x="2.717cm" svg:y="4.807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0" draw:layer="layout" svg:width="9.8cm" svg:height="0.852cm" svg:x="1cm" svg:y="1cm">
          <draw:text-box>
            <text:p><text:span text:style-name="T3">figure name: study-annotations</text:span></text:p>
          </draw:text-box>
        </draw:frame>
        <draw:connector draw:style-name="gr36" draw:text-style-name="P1" draw:layer="layout" draw:type="line" svg:x1="11cm" svg:y1="7.156cm" svg:x2="11cm" svg:y2="5.725cm" draw:start-shape="id168" draw:start-glue-point="0" draw:end-shape="id166" draw:end-glue-point="2" svg:d="m11000 7156v-1431" svg:viewBox="0 0 1 1432">
          <text:p/>
        </draw:connector>
        <draw:connector draw:style-name="gr36" draw:text-style-name="P1" draw:layer="layout" draw:type="line" svg:x1="17.75cm" svg:y1="7.156cm" svg:x2="13.35cm" svg:y2="5.725cm" draw:start-shape="id169" draw:start-glue-point="0" draw:end-shape="id166" draw:end-glue-point="5" svg:d="m17750 7156-4400-1431" svg:viewBox="0 0 4401 1432">
          <text:p/>
        </draw:connector>
        <draw:connector draw:style-name="gr36" draw:text-style-name="P1" draw:layer="layout" draw:type="line" svg:x1="4.25cm" svg:y1="7.156cm" svg:x2="8.65cm" svg:y2="5.725cm" draw:start-shape="id170" draw:start-glue-point="0" draw:end-shape="id166" draw:end-glue-point="4" svg:d="m4250 7156 4400-1431" svg:viewBox="0 0 4401 1432">
          <text:p/>
        </draw:connector>
        <draw:custom-shape draw:style-name="gr32" draw:text-style-name="P13" xml:id="id172" draw:id="id172" draw:layer="layout" svg:width="6.3cm" svg:height="1.3cm" svg:x="14.6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1" draw:id="id171" draw:layer="layout" svg:width="6.3cm" svg:height="1.3cm" svg:x="14.6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pecimenLink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75cm" svg:y1="12cm" svg:x2="17.75cm" svg:y2="10.912cm" draw:start-shape="id171" draw:start-glue-point="0" draw:end-shape="id172" draw:end-glue-point="2" svg:d="m17750 12000v-1088" svg:viewBox="0 0 1 1089">
          <text:p/>
        </draw:connector>
        <draw:connector draw:style-name="gr42" draw:text-style-name="P1" draw:layer="layout" draw:type="line" svg:x1="17.75cm" svg:y1="9.612cm" svg:x2="17.75cm" svg:y2="8.456cm" draw:start-shape="id172" draw:start-glue-point="0" draw:end-shape="id169" draw:end-glue-point="2" svg:d="m17750 9612v-1156" svg:viewBox="0 0 1 1157">
          <text:p/>
        </draw:connector>
        <draw:custom-shape draw:style-name="gr32" draw:text-style-name="P13" xml:id="id174" draw:id="id174" draw:layer="layout" svg:width="6.3cm" svg:height="1.3cm" svg:x="7.85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3" draw:id="id173" draw:layer="layout" svg:width="6.3cm" svg:height="1.3cm" svg:x="7.85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cm" svg:y1="12cm" svg:x2="11cm" svg:y2="10.912cm" draw:start-shape="id173" draw:start-glue-point="0" draw:end-shape="id174" draw:end-glue-point="2" svg:d="m11000 12000v-1088" svg:viewBox="0 0 1 1089">
          <text:p/>
        </draw:connector>
        <draw:connector draw:style-name="gr42" draw:text-style-name="P1" draw:layer="layout" draw:type="line" svg:x1="11cm" svg:y1="9.612cm" svg:x2="11cm" svg:y2="8.456cm" draw:start-shape="id174" draw:start-glue-point="0" draw:end-shape="id168" draw:end-glue-point="2" svg:d="m11000 9612v-1156" svg:viewBox="0 0 1 1157">
          <text:p/>
        </draw:connector>
        <draw:custom-shape draw:style-name="gr32" draw:text-style-name="P13" xml:id="id176" draw:id="id176" draw:layer="layout" svg:width="6.3cm" svg:height="1.3cm" svg:x="1.1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75" draw:id="id175" draw:layer="layout" svg:width="6.3cm" svg:height="1.3cm" svg:x="1.1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4.25cm" svg:y1="12cm" svg:x2="4.25cm" svg:y2="10.912cm" draw:start-shape="id175" draw:start-glue-point="0" draw:end-shape="id176" draw:end-glue-point="2" svg:d="m4250 12000v-1088" svg:viewBox="0 0 1 1089">
          <text:p/>
        </draw:connector>
        <draw:connector draw:style-name="gr42" draw:text-style-name="P1" draw:layer="layout" draw:type="line" svg:x1="4.25cm" svg:y1="9.612cm" svg:x2="4.25cm" svg:y2="8.456cm" draw:start-shape="id176" draw:start-glue-point="0" draw:end-shape="id170" draw:end-glue-point="2" svg:d="m4250 9612v-1156" svg:viewBox="0 0 1 1157">
          <text:p/>
        </draw:connector>
        <draw:custom-shape draw:style-name="gr32" draw:text-style-name="P13" xml:id="id177" draw:id="id177" draw:layer="layout" svg:width="4.4cm" svg:height="1.3cm" svg:x="21.4cm" svg:y="9.487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0.8cm" svg:x="21.4cm" svg:y="10.8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draw:layer="layout" svg:width="4.4cm" svg:height="1.3cm" svg:x="17.2cm" svg:y="2.5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79" draw:id="id179" draw:layer="layout" svg:width="4.4cm" svg:height="2.5cm" svg:x="17.2cm" svg:y="3.8cm">
          <draw:glue-point draw:id="4" svg:x="5.034cm" svg:y="5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text:p text:style-name="P16"><text:span text:style-name="T6">requi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3.6cm" svg:y1="9.487cm" svg:x2="23.6cm" svg:y2="8.431cm" draw:start-shape="id177" draw:start-glue-point="0" draw:end-shape="id178" draw:end-glue-point="2" svg:d="m23600 9487v-1056" svg:viewBox="0 0 1 1057">
          <text:p/>
        </draw:connector>
        <draw:custom-shape draw:style-name="gr32" draw:text-style-name="P13" xml:id="id178" draw:id="id178" draw:layer="layout" svg:width="4.4cm" svg:height="1.3cm" svg:x="21.4cm" svg:y="7.131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1.6cm" svg:y1="6.3cm" svg:x2="23.6cm" svg:y2="7.131cm" draw:start-shape="id179" draw:start-glue-point="4" draw:end-shape="id178" draw:end-glue-point="0" svg:d="m21600 6300 2000 831" svg:viewBox="0 0 2001 832">
          <text:p/>
        </draw:connector>
        <draw:connector draw:style-name="gr36" draw:text-style-name="P1" draw:layer="layout" draw:type="line" svg:x1="13.35cm" svg:y1="5.075cm" svg:x2="17.2cm" svg:y2="5.05cm" draw:start-shape="id166" draw:start-glue-point="1" draw:end-shape="id179" svg:d="m13350 5075 3850-25" svg:viewBox="0 0 3851 26">
          <text:p/>
        </draw:connector>
      </draw:page>
      <draw:page draw:name="page19" draw:style-name="dp1" draw:master-page-name="Default">
        <draw:custom-shape draw:style-name="gr32" draw:text-style-name="P13" xml:id="id180" draw:id="id180" draw:layer="layout" svg:width="4.4cm" svg:height="1.3cm" svg:x="1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2.55cm" svg:x2="7.05cm" svg:y2="2.55cm" draw:start-shape="id180" draw:start-glue-point="1" draw:end-shape="id181" draw:end-glue-point="3" svg:d="m5550 2550h1500" svg:viewBox="0 0 1501 1">
          <text:p/>
        </draw:connector>
        <draw:custom-shape draw:style-name="gr32" draw:text-style-name="P13" xml:id="id181" draw:id="id181" draw:layer="layout" svg:width="4.4cm" svg:height="1.3cm" svg:x="7.0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82" draw:id="id182" draw:layer="layout" svg:width="5.787cm" svg:height="1.3cm" svg:x="6.357cm" svg:y="4.3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5.6cm" svg:x2="9.25cm" svg:y2="6.8cm" draw:start-shape="id182" draw:start-glue-point="2" draw:end-shape="id183" draw:end-glue-point="0" svg:d="m9250 5600v1200" svg:viewBox="0 0 1 1201">
          <text:p/>
        </draw:connector>
        <draw:connector draw:style-name="gr33" draw:text-style-name="P1" draw:layer="layout" draw:type="line" svg:x1="9.25cm" svg:y1="4.3cm" svg:x2="9.25cm" svg:y2="3.2cm" draw:start-shape="id182" draw:start-glue-point="0" draw:end-shape="id181" draw:end-glue-point="2" svg:d="m9250 4300v-1100" svg:viewBox="0 0 1 1101">
          <text:p/>
        </draw:connector>
        <draw:custom-shape draw:style-name="gr32" draw:text-style-name="P13" xml:id="id183" draw:id="id183" draw:layer="layout" svg:width="6.3cm" svg:height="1.3cm" svg:x="6.1cm" svg:y="6.8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84" draw:id="id184" draw:layer="layout" svg:width="6.3cm" svg:height="1.6cm" svg:x="6.1cm" svg:y="8.1cm">
          <text:p text:style-name="P16"><text:span text:style-name="T6">stringValue</text:span></text:p>
          <text:p text:style-name="P16"><text:span text:style-name="T6">numberValue</text:span></text:p>
          <text:p text:style-name="P16"><text:span text:style-name="T6">selected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87" draw:id="id187" draw:layer="layout" svg:width="5.8cm" svg:height="1.3cm" svg:x="15.35cm" svg:y="13.5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5.8cm" svg:height="2.6cm" svg:x="15.35cm" svg:y="14.8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text:p text:style-name="P16"><text:span text:style-name="T6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86" draw:id="id186" draw:layer="layout" svg:width="6.3cm" svg:height="1.3cm" svg:x="6.1cm" svg:y="13.525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" draw:layer="layout" draw:type="line" svg:x1="9.25cm" svg:y1="9.7cm" svg:x2="9.25cm" svg:y2="11.1cm" draw:start-shape="id184" draw:start-glue-point="2" draw:end-shape="id185" draw:end-glue-point="0" svg:d="m9250 9700v1400" svg:viewBox="0 0 1 1401">
          <text:p/>
        </draw:connector>
        <draw:connector draw:style-name="gr36" draw:text-style-name="P1" draw:layer="layout" draw:type="line" svg:x1="12.4cm" svg:y1="14.175cm" svg:x2="15.35cm" svg:y2="14.175cm" draw:start-shape="id186" draw:end-shape="id187" draw:end-glue-point="3" svg:d="m12400 14175h2950" svg:viewBox="0 0 2951 1">
          <text:p/>
        </draw:connector>
        <draw:custom-shape draw:style-name="gr32" draw:text-style-name="P13" xml:id="id185" draw:id="id185" draw:layer="layout" svg:width="6.3cm" svg:height="1.3cm" svg:x="6.1cm" svg:y="11.1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12.4cm" svg:x2="9.25cm" svg:y2="13.525cm" draw:start-shape="id185" draw:start-glue-point="2" draw:end-shape="id186" draw:end-glue-point="0" svg:d="m9250 12400v1125" svg:viewBox="0 0 1 1126">
          <text:p/>
        </draw:connector>
        <draw:custom-shape draw:style-name="gr32" draw:text-style-name="P13" xml:id="id188" draw:id="id188" draw:layer="layout" svg:width="4.4cm" svg:height="1.3cm" svg:x="7.05cm" svg:y="1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25cm" svg:y1="14.825cm" svg:x2="9.25cm" svg:y2="16cm" draw:start-shape="id186" draw:start-glue-point="2" draw:end-shape="id188" draw:end-glue-point="0" svg:d="m9250 14825v1175" svg:viewBox="0 0 1 1176">
          <text:p/>
        </draw:connector>
        <draw:custom-shape draw:style-name="gr32" draw:text-style-name="P13" xml:id="id189" draw:id="id189" draw:layer="layout" svg:width="6.3cm" svg:height="1.3cm" svg:x="15.1cm" svg:y="11.4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8.25cm" svg:y1="13.525cm" svg:x2="18.25cm" svg:y2="12.7cm" draw:start-shape="id187" draw:start-glue-point="0" draw:end-shape="id189" draw:end-glue-point="2" svg:d="m18250 13525v-825" svg:viewBox="0 0 1 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participant-annot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Triangle_20_unfilled" draw:display-name="Triangle unfilled" svg:viewBox="0 0 3000 3000" svg:d="m1500 0 1500 3000h-3000zm0 447-1176 2353h235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10-08T11:52:35</dc:date>
    <dc:creator>Nelson Loyola</dc:creator>
    <meta:editing-duration>P2DT8H16M32S</meta:editing-duration>
    <meta:editing-cycles>106</meta:editing-cycles>
    <meta:generator>LibreOffice/4.0.2.2$Linux_X86_64 LibreOffice_project/400m0$Build-2</meta:generator>
    <meta:document-statistic meta:object-count="440"/>
  </office:meta>
</office:document-meta>
</file>